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66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Destination</text:p>
          </table:table-cell>
          <table:table-cell office:value-type="string" table:style-name="ce1">
            <text:p>Protocol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time 2</text:p>
          </table:table-cell>
          <table:table-cell office:value-type="string" table:style-name="ce1">
            <text:p>time 1</text:p>
          </table:table-cell>
          <table:table-cell office:value-type="string" table:style-name="ce1">
            <text:p>delay</text:p>
          </table:table-cell>
          <table:table-cell office:value-type="string" table:style-name="ce1">
            <text:p>delay 2</text:p>
          </table:table-cell>
          <table:table-cell office:value-type="string" table:style-name="ce1">
            <text:p>delay 1</text:p>
          </table:table-cell>
          <table:table-cell office:value-type="string" table:style-name="ce1">
            <text:p>jitter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58" table:style-name="ce1">
            <text:p>258</text:p>
          </table:table-cell>
          <table:table-cell office:value-type="float" office:value="4.8708000000000001E-2" table:style-name="ce1">
            <text:p>0.048708</text:p>
          </table:table-cell>
          <table:table-cell office:value-type="float" office:value="0" table:style-name="ce1">
            <text:p>0</text:p>
          </table:table-cell>
          <table:table-cell office:value-type="float" office:value="4.8708000000000001E-2" table:formula="of:=[.G2]-[.H2]" table:style-name="ce1">
            <text:p>0.048708</text:p>
          </table:table-cell>
          <table:table-cell office:value-type="float" office:value="7.5430000000000011E-3" table:formula="of:=[.G3]-[.H3]" table:style-name="ce1">
            <text:p>0.007543</text:p>
          </table:table-cell>
          <table:table-cell office:value-type="float" office:value="4.1165E-2" table:formula="of:=[.I2]-[.J2]" table:style-name="ce1">
            <text:p>0.041165</text:p>
          </table:table-cell>
          <table:table-cell office:value-type="float" office:value="-3.3621999999999999E-2" table:formula="of:=[.J2]-[.K2]" table:style-name="ce1">
            <text:p>-0.033622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8708000000000001E-2" table:style-name="ce1">
            <text:p>0.048708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5.6251000000000002E-2" table:style-name="ce1">
            <text:p>0.056251</text:p>
          </table:table-cell>
          <table:table-cell office:value-type="float" office:value="4.8708000000000001E-2" table:style-name="ce1">
            <text:p>0.048708</text:p>
          </table:table-cell>
          <table:table-cell office:value-type="float" office:value="7.5430000000000011E-3" table:formula="of:=[.G3]-[.H3]" table:style-name="ce1">
            <text:p>0.007543</text:p>
          </table:table-cell>
          <table:table-cell office:value-type="float" office:value="5.6597000000000001E-2" table:formula="of:=[.G4]-[.H4]" table:style-name="ce1">
            <text:p>0.056597</text:p>
          </table:table-cell>
          <table:table-cell office:value-type="float" office:value="-4.9054E-2" table:formula="of:=[.I3]-[.J3]" table:style-name="ce1">
            <text:p>-0.049054</text:p>
          </table:table-cell>
          <table:table-cell office:value-type="float" office:value="0.10565099999999999" table:formula="of:=[.J3]-[.K3]" table:style-name="ce1">
            <text:p>0.105651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6251000000000002E-2" table:style-name="ce1">
            <text:p>0.056251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339" table:style-name="ce1">
            <text:p>339</text:p>
          </table:table-cell>
          <table:table-cell office:value-type="float" office:value="0.112848" table:style-name="ce1">
            <text:p>0.112848</text:p>
          </table:table-cell>
          <table:table-cell office:value-type="float" office:value="5.6251000000000002E-2" table:style-name="ce1">
            <text:p>0.056251</text:p>
          </table:table-cell>
          <table:table-cell office:value-type="float" office:value="5.6597000000000001E-2" table:formula="of:=[.G4]-[.H4]" table:style-name="ce1">
            <text:p>0.056597</text:p>
          </table:table-cell>
          <table:table-cell office:value-type="float" office:value="0.21246100000000001" table:formula="of:=[.G5]-[.H5]" table:style-name="ce1">
            <text:p>0.212461</text:p>
          </table:table-cell>
          <table:table-cell office:value-type="float" office:value="-0.155864" table:formula="of:=[.I4]-[.J4]" table:style-name="ce1">
            <text:p>-0.155864</text:p>
          </table:table-cell>
          <table:table-cell office:value-type="float" office:value="0.36832500000000001" table:formula="of:=[.J4]-[.K4]" table:style-name="ce1">
            <text:p>0.368325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12848" table:style-name="ce1">
            <text:p>0.112848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0.32530900000000001" table:style-name="ce1">
            <text:p>0.325309</text:p>
          </table:table-cell>
          <table:table-cell office:value-type="float" office:value="0.112848" table:style-name="ce1">
            <text:p>0.112848</text:p>
          </table:table-cell>
          <table:table-cell office:value-type="float" office:value="0.21246100000000001" table:formula="of:=[.G5]-[.H5]" table:style-name="ce1">
            <text:p>0.212461</text:p>
          </table:table-cell>
          <table:table-cell office:value-type="float" office:value="5.7597000000000009E-2" table:formula="of:=[.G6]-[.H6]" table:style-name="ce1">
            <text:p>0.057597</text:p>
          </table:table-cell>
          <table:table-cell office:value-type="float" office:value="0.154864" table:formula="of:=[.I5]-[.J5]" table:style-name="ce1">
            <text:p>0.154864</text:p>
          </table:table-cell>
          <table:table-cell office:value-type="float" office:value="-9.7266999999999992E-2" table:formula="of:=[.J5]-[.K5]" table:style-name="ce1">
            <text:p>-0.09726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2530900000000001" table:style-name="ce1">
            <text:p>0.325309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97" table:style-name="ce1">
            <text:p>97</text:p>
          </table:table-cell>
          <table:table-cell office:value-type="float" office:value="0.38290600000000002" table:style-name="ce1">
            <text:p>0.382906</text:p>
          </table:table-cell>
          <table:table-cell office:value-type="float" office:value="0.32530900000000001" table:style-name="ce1">
            <text:p>0.325309</text:p>
          </table:table-cell>
          <table:table-cell office:value-type="float" office:value="5.7597000000000009E-2" table:formula="of:=[.G6]-[.H6]" table:style-name="ce1">
            <text:p>0.057597</text:p>
          </table:table-cell>
          <table:table-cell office:value-type="float" office:value="5.997199999999997E-2" table:formula="of:=[.G7]-[.H7]" table:style-name="ce1">
            <text:p>0.059972</text:p>
          </table:table-cell>
          <table:table-cell office:value-type="float" office:value="-2.3749999999999605E-3" table:formula="of:=[.I6]-[.J6]" table:style-name="ce1">
            <text:p>-0.002375</text:p>
          </table:table-cell>
          <table:table-cell office:value-type="float" office:value="6.234699999999993E-2" table:formula="of:=[.J6]-[.K6]" table:style-name="ce1">
            <text:p>0.06234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8290600000000002" table:style-name="ce1">
            <text:p>0.382906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0.44287799999999999" table:style-name="ce1">
            <text:p>0.442878</text:p>
          </table:table-cell>
          <table:table-cell office:value-type="float" office:value="0.38290600000000002" table:style-name="ce1">
            <text:p>0.382906</text:p>
          </table:table-cell>
          <table:table-cell office:value-type="float" office:value="5.997199999999997E-2" table:formula="of:=[.G7]-[.H7]" table:style-name="ce1">
            <text:p>0.059972</text:p>
          </table:table-cell>
          <table:table-cell office:value-type="float" office:value="3.8239999999999996E-2" table:formula="of:=[.G8]-[.H8]" table:style-name="ce1">
            <text:p>0.03824</text:p>
          </table:table-cell>
          <table:table-cell office:value-type="float" office:value="2.1731999999999974E-2" table:formula="of:=[.I7]-[.J7]" table:style-name="ce1">
            <text:p>0.021732</text:p>
          </table:table-cell>
          <table:table-cell office:value-type="float" office:value="1.6508000000000023E-2" table:formula="of:=[.J7]-[.K7]" table:style-name="ce1">
            <text:p>0.01650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4287799999999999" table:style-name="ce1">
            <text:p>0.442878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75" table:style-name="ce1">
            <text:p>175</text:p>
          </table:table-cell>
          <table:table-cell office:value-type="float" office:value="0.48111799999999999" table:style-name="ce1">
            <text:p>0.481118</text:p>
          </table:table-cell>
          <table:table-cell office:value-type="float" office:value="0.44287799999999999" table:style-name="ce1">
            <text:p>0.442878</text:p>
          </table:table-cell>
          <table:table-cell office:value-type="float" office:value="3.8239999999999996E-2" table:formula="of:=[.G8]-[.H8]" table:style-name="ce1">
            <text:p>0.03824</text:p>
          </table:table-cell>
          <table:table-cell office:value-type="float" office:value="9.0000000000034497E-5" table:formula="of:=[.G9]-[.H9]" table:style-name="ce1">
            <text:p>9E-05</text:p>
          </table:table-cell>
          <table:table-cell office:value-type="float" office:value="3.8149999999999962E-2" table:formula="of:=[.I8]-[.J8]" table:style-name="ce1">
            <text:p>0.03815</text:p>
          </table:table-cell>
          <table:table-cell office:value-type="float" office:value="-3.8059999999999927E-2" table:formula="of:=[.J8]-[.K8]" table:style-name="ce1">
            <text:p>-0.03806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8111799999999999" table:style-name="ce1">
            <text:p>0.481118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00" table:style-name="ce1">
            <text:p>100</text:p>
          </table:table-cell>
          <table:table-cell office:value-type="float" office:value="0.48120800000000002" table:style-name="ce1">
            <text:p>0.481208</text:p>
          </table:table-cell>
          <table:table-cell office:value-type="float" office:value="0.48111799999999999" table:style-name="ce1">
            <text:p>0.481118</text:p>
          </table:table-cell>
          <table:table-cell office:value-type="float" office:value="9.0000000000034497E-5" table:formula="of:=[.G9]-[.H9]" table:style-name="ce1">
            <text:p>9E-05</text:p>
          </table:table-cell>
          <table:table-cell office:value-type="float" office:value="7.4716999999999978E-2" table:formula="of:=[.G10]-[.H10]" table:style-name="ce1">
            <text:p>0.074717</text:p>
          </table:table-cell>
          <table:table-cell office:value-type="float" office:value="-7.4626999999999943E-2" table:formula="of:=[.I9]-[.J9]" table:style-name="ce1">
            <text:p>-0.074627</text:p>
          </table:table-cell>
          <table:table-cell office:value-type="float" office:value="0.14934399999999992" table:formula="of:=[.J9]-[.K9]" table:style-name="ce1">
            <text:p>0.14934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8120800000000002" table:style-name="ce1">
            <text:p>0.481208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0.555925" table:style-name="ce1">
            <text:p>0.555925</text:p>
          </table:table-cell>
          <table:table-cell office:value-type="float" office:value="0.48120800000000002" table:style-name="ce1">
            <text:p>0.481208</text:p>
          </table:table-cell>
          <table:table-cell office:value-type="float" office:value="7.4716999999999978E-2" table:formula="of:=[.G10]-[.H10]" table:style-name="ce1">
            <text:p>0.074717</text:p>
          </table:table-cell>
          <table:table-cell office:value-type="float" office:value="3.2564999999999955E-2" table:formula="of:=[.G11]-[.H11]" table:style-name="ce1">
            <text:p>0.032565</text:p>
          </table:table-cell>
          <table:table-cell office:value-type="float" office:value="4.2152000000000023E-2" table:formula="of:=[.I10]-[.J10]" table:style-name="ce1">
            <text:p>0.042152</text:p>
          </table:table-cell>
          <table:table-cell office:value-type="float" office:value="-9.5870000000000677E-3" table:formula="of:=[.J10]-[.K10]" table:style-name="ce1">
            <text:p>-0.009587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55925" table:style-name="ce1">
            <text:p>0.555925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617" table:style-name="ce1">
            <text:p>617</text:p>
          </table:table-cell>
          <table:table-cell office:value-type="float" office:value="0.58848999999999996" table:style-name="ce1">
            <text:p>0.58849</text:p>
          </table:table-cell>
          <table:table-cell office:value-type="float" office:value="0.555925" table:style-name="ce1">
            <text:p>0.555925</text:p>
          </table:table-cell>
          <table:table-cell office:value-type="float" office:value="3.2564999999999955E-2" table:formula="of:=[.G11]-[.H11]" table:style-name="ce1">
            <text:p>0.032565</text:p>
          </table:table-cell>
          <table:table-cell office:value-type="float" office:value="9.0000000000034497E-5" table:formula="of:=[.G12]-[.H12]" table:style-name="ce1">
            <text:p>9E-05</text:p>
          </table:table-cell>
          <table:table-cell office:value-type="float" office:value="3.2474999999999921E-2" table:formula="of:=[.I11]-[.J11]" table:style-name="ce1">
            <text:p>0.032475</text:p>
          </table:table-cell>
          <table:table-cell office:value-type="float" office:value="-3.2384999999999886E-2" table:formula="of:=[.J11]-[.K11]" table:style-name="ce1">
            <text:p>-0.032385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8848999999999996" table:style-name="ce1">
            <text:p>0.58849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26" table:style-name="ce1">
            <text:p>126</text:p>
          </table:table-cell>
          <table:table-cell office:value-type="float" office:value="0.58857999999999999" table:style-name="ce1">
            <text:p>0.58858</text:p>
          </table:table-cell>
          <table:table-cell office:value-type="float" office:value="0.58848999999999996" table:style-name="ce1">
            <text:p>0.58849</text:p>
          </table:table-cell>
          <table:table-cell office:value-type="float" office:value="9.0000000000034497E-5" table:formula="of:=[.G12]-[.H12]" table:style-name="ce1">
            <text:p>9E-05</text:p>
          </table:table-cell>
          <table:table-cell office:value-type="float" office:value="8.1322000000000005E-2" table:formula="of:=[.G13]-[.H13]" table:style-name="ce1">
            <text:p>0.081322</text:p>
          </table:table-cell>
          <table:table-cell office:value-type="float" office:value="-8.1231999999999971E-2" table:formula="of:=[.I12]-[.J12]" table:style-name="ce1">
            <text:p>-0.081232</text:p>
          </table:table-cell>
          <table:table-cell office:value-type="float" office:value="0.16255399999999998" table:formula="of:=[.J12]-[.K12]" table:style-name="ce1">
            <text:p>0.162554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8857999999999999" table:style-name="ce1">
            <text:p>0.58858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0.669902" table:style-name="ce1">
            <text:p>0.669902</text:p>
          </table:table-cell>
          <table:table-cell office:value-type="float" office:value="0.58857999999999999" table:style-name="ce1">
            <text:p>0.58858</text:p>
          </table:table-cell>
          <table:table-cell office:value-type="float" office:value="8.1322000000000005E-2" table:formula="of:=[.G13]-[.H13]" table:style-name="ce1">
            <text:p>0.081322</text:p>
          </table:table-cell>
          <table:table-cell office:value-type="float" office:value="5.3852000000000011E-2" table:formula="of:=[.G14]-[.H14]" table:style-name="ce1">
            <text:p>0.053852</text:p>
          </table:table-cell>
          <table:table-cell office:value-type="float" office:value="2.7469999999999994E-2" table:formula="of:=[.I13]-[.J13]" table:style-name="ce1">
            <text:p>0.02747</text:p>
          </table:table-cell>
          <table:table-cell office:value-type="float" office:value="2.6382000000000017E-2" table:formula="of:=[.J13]-[.K13]" table:style-name="ce1">
            <text:p>0.026382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669902" table:style-name="ce1">
            <text:p>0.669902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62" table:style-name="ce1">
            <text:p>262</text:p>
          </table:table-cell>
          <table:table-cell office:value-type="float" office:value="0.72375400000000001" table:style-name="ce1">
            <text:p>0.723754</text:p>
          </table:table-cell>
          <table:table-cell office:value-type="float" office:value="0.669902" table:style-name="ce1">
            <text:p>0.669902</text:p>
          </table:table-cell>
          <table:table-cell office:value-type="float" office:value="5.3852000000000011E-2" table:formula="of:=[.G14]-[.H14]" table:style-name="ce1">
            <text:p>0.053852</text:p>
          </table:table-cell>
          <table:table-cell office:value-type="float" office:value="1.233200000000001E-2" table:formula="of:=[.G15]-[.H15]" table:style-name="ce1">
            <text:p>0.012332</text:p>
          </table:table-cell>
          <table:table-cell office:value-type="float" office:value="4.1520000000000001E-2" table:formula="of:=[.I14]-[.J14]" table:style-name="ce1">
            <text:p>0.04152</text:p>
          </table:table-cell>
          <table:table-cell office:value-type="float" office:value="-2.9187999999999992E-2" table:formula="of:=[.J14]-[.K14]" table:style-name="ce1">
            <text:p>-0.029188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2375400000000001" table:style-name="ce1">
            <text:p>0.72375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0.73608600000000002" table:style-name="ce1">
            <text:p>0.736086</text:p>
          </table:table-cell>
          <table:table-cell office:value-type="float" office:value="0.72375400000000001" table:style-name="ce1">
            <text:p>0.723754</text:p>
          </table:table-cell>
          <table:table-cell office:value-type="float" office:value="1.233200000000001E-2" table:formula="of:=[.G15]-[.H15]" table:style-name="ce1">
            <text:p>0.012332</text:p>
          </table:table-cell>
          <table:table-cell office:value-type="float" office:value="4.7445999999999988E-2" table:formula="of:=[.G16]-[.H16]" table:style-name="ce1">
            <text:p>0.047446</text:p>
          </table:table-cell>
          <table:table-cell office:value-type="float" office:value="-3.5113999999999979E-2" table:formula="of:=[.I15]-[.J15]" table:style-name="ce1">
            <text:p>-0.035114</text:p>
          </table:table-cell>
          <table:table-cell office:value-type="float" office:value="8.2559999999999967E-2" table:formula="of:=[.J15]-[.K15]" table:style-name="ce1">
            <text:p>0.08256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3608600000000002" table:style-name="ce1">
            <text:p>0.736086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06" table:style-name="ce1">
            <text:p>206</text:p>
          </table:table-cell>
          <table:table-cell office:value-type="float" office:value="0.78353200000000001" table:style-name="ce1">
            <text:p>0.783532</text:p>
          </table:table-cell>
          <table:table-cell office:value-type="float" office:value="0.73608600000000002" table:style-name="ce1">
            <text:p>0.736086</text:p>
          </table:table-cell>
          <table:table-cell office:value-type="float" office:value="4.7445999999999988E-2" table:formula="of:=[.G16]-[.H16]" table:style-name="ce1">
            <text:p>0.047446</text:p>
          </table:table-cell>
          <table:table-cell office:value-type="float" office:value="0.19296499999999994" table:formula="of:=[.G17]-[.H17]" table:style-name="ce1">
            <text:p>0.192965</text:p>
          </table:table-cell>
          <table:table-cell office:value-type="float" office:value="-0.14551899999999995" table:formula="of:=[.I16]-[.J16]" table:style-name="ce1">
            <text:p>-0.145519</text:p>
          </table:table-cell>
          <table:table-cell office:value-type="float" office:value="0.3384839999999999" table:formula="of:=[.J16]-[.K16]" table:style-name="ce1">
            <text:p>0.338484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78353200000000001" table:style-name="ce1">
            <text:p>0.783532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0.97649699999999995" table:style-name="ce1">
            <text:p>0.976497</text:p>
          </table:table-cell>
          <table:table-cell office:value-type="float" office:value="0.78353200000000001" table:style-name="ce1">
            <text:p>0.783532</text:p>
          </table:table-cell>
          <table:table-cell office:value-type="float" office:value="0.19296499999999994" table:formula="of:=[.G17]-[.H17]" table:style-name="ce1">
            <text:p>0.192965</text:p>
          </table:table-cell>
          <table:table-cell office:value-type="float" office:value="3.2142000000000115E-2" table:formula="of:=[.G18]-[.H18]" table:style-name="ce1">
            <text:p>0.032142</text:p>
          </table:table-cell>
          <table:table-cell office:value-type="float" office:value="0.16082299999999983" table:formula="of:=[.I17]-[.J17]" table:style-name="ce1">
            <text:p>0.160823</text:p>
          </table:table-cell>
          <table:table-cell office:value-type="float" office:value="-0.12868099999999971" table:formula="of:=[.J17]-[.K17]" table:style-name="ce1">
            <text:p>-0.128681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7649699999999995" table:style-name="ce1">
            <text:p>0.97649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12" table:style-name="ce1">
            <text:p>212</text:p>
          </table:table-cell>
          <table:table-cell office:value-type="float" office:value="1.0086390000000001" table:style-name="ce1">
            <text:p>1.008639</text:p>
          </table:table-cell>
          <table:table-cell office:value-type="float" office:value="0.97649699999999995" table:style-name="ce1">
            <text:p>0.976497</text:p>
          </table:table-cell>
          <table:table-cell office:value-type="float" office:value="3.2142000000000115E-2" table:formula="of:=[.G18]-[.H18]" table:style-name="ce1">
            <text:p>0.032142</text:p>
          </table:table-cell>
          <table:table-cell office:value-type="float" office:value="6.5999999999899472E-5" table:formula="of:=[.G19]-[.H19]" table:style-name="ce1">
            <text:p>6.6E-05</text:p>
          </table:table-cell>
          <table:table-cell office:value-type="float" office:value="3.2076000000000215E-2" table:formula="of:=[.I18]-[.J18]" table:style-name="ce1">
            <text:p>0.032076</text:p>
          </table:table-cell>
          <table:table-cell office:value-type="float" office:value="-3.2010000000000316E-2" table:formula="of:=[.J18]-[.K18]" table:style-name="ce1">
            <text:p>-0.03201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0086390000000001" table:style-name="ce1">
            <text:p>1.008639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02" table:style-name="ce1">
            <text:p>102</text:p>
          </table:table-cell>
          <table:table-cell office:value-type="float" office:value="1.008705" table:style-name="ce1">
            <text:p>1.008705</text:p>
          </table:table-cell>
          <table:table-cell office:value-type="float" office:value="1.0086390000000001" table:style-name="ce1">
            <text:p>1.008639</text:p>
          </table:table-cell>
          <table:table-cell office:value-type="float" office:value="6.5999999999899472E-5" table:formula="of:=[.G19]-[.H19]" table:style-name="ce1">
            <text:p>6.6E-05</text:p>
          </table:table-cell>
          <table:table-cell office:value-type="float" office:value="0.10148899999999994" table:formula="of:=[.G20]-[.H20]" table:style-name="ce1">
            <text:p>0.101489</text:p>
          </table:table-cell>
          <table:table-cell office:value-type="float" office:value="-0.10142300000000004" table:formula="of:=[.I19]-[.J19]" table:style-name="ce1">
            <text:p>-0.101423</text:p>
          </table:table-cell>
          <table:table-cell office:value-type="float" office:value="0.20291199999999998" table:formula="of:=[.J19]-[.K19]" table:style-name="ce1">
            <text:p>0.202912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008705" table:style-name="ce1">
            <text:p>1.008705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1.1101939999999999" table:style-name="ce1">
            <text:p>1.110194</text:p>
          </table:table-cell>
          <table:table-cell office:value-type="float" office:value="1.008705" table:style-name="ce1">
            <text:p>1.008705</text:p>
          </table:table-cell>
          <table:table-cell office:value-type="float" office:value="0.10148899999999994" table:formula="of:=[.G20]-[.H20]" table:style-name="ce1">
            <text:p>0.101489</text:p>
          </table:table-cell>
          <table:table-cell office:value-type="float" office:value="5.294600000000016E-2" table:formula="of:=[.G21]-[.H21]" table:style-name="ce1">
            <text:p>0.052946</text:p>
          </table:table-cell>
          <table:table-cell office:value-type="float" office:value="4.8542999999999781E-2" table:formula="of:=[.I20]-[.J20]" table:style-name="ce1">
            <text:p>0.048543</text:p>
          </table:table-cell>
          <table:table-cell office:value-type="float" office:value="4.4030000000003788E-3" table:formula="of:=[.J20]-[.K20]" table:style-name="ce1">
            <text:p>0.004403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1101939999999999" table:style-name="ce1">
            <text:p>1.110194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21" table:style-name="ce1">
            <text:p>221</text:p>
          </table:table-cell>
          <table:table-cell office:value-type="float" office:value="1.1631400000000001" table:style-name="ce1">
            <text:p>1.16314</text:p>
          </table:table-cell>
          <table:table-cell office:value-type="float" office:value="1.1101939999999999" table:style-name="ce1">
            <text:p>1.110194</text:p>
          </table:table-cell>
          <table:table-cell office:value-type="float" office:value="5.294600000000016E-2" table:formula="of:=[.G21]-[.H21]" table:style-name="ce1">
            <text:p>0.052946</text:p>
          </table:table-cell>
          <table:table-cell office:value-type="float" office:value="6.5509999999999735E-3" table:formula="of:=[.G22]-[.H22]" table:style-name="ce1">
            <text:p>0.006551</text:p>
          </table:table-cell>
          <table:table-cell office:value-type="float" office:value="4.6395000000000186E-2" table:formula="of:=[.I21]-[.J21]" table:style-name="ce1">
            <text:p>0.046395</text:p>
          </table:table-cell>
          <table:table-cell office:value-type="float" office:value="-3.9844000000000213E-2" table:formula="of:=[.J21]-[.K21]" table:style-name="ce1">
            <text:p>-0.039844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1631400000000001" table:style-name="ce1">
            <text:p>1.1631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1.169691" table:style-name="ce1">
            <text:p>1.169691</text:p>
          </table:table-cell>
          <table:table-cell office:value-type="float" office:value="1.1631400000000001" table:style-name="ce1">
            <text:p>1.16314</text:p>
          </table:table-cell>
          <table:table-cell office:value-type="float" office:value="6.5509999999999735E-3" table:formula="of:=[.G22]-[.H22]" table:style-name="ce1">
            <text:p>0.006551</text:p>
          </table:table-cell>
          <table:table-cell office:value-type="float" office:value="4.3585999999999903E-2" table:formula="of:=[.G23]-[.H23]" table:style-name="ce1">
            <text:p>0.043586</text:p>
          </table:table-cell>
          <table:table-cell office:value-type="float" office:value="-3.7034999999999929E-2" table:formula="of:=[.I22]-[.J22]" table:style-name="ce1">
            <text:p>-0.037035</text:p>
          </table:table-cell>
          <table:table-cell office:value-type="float" office:value="8.0620999999999832E-2" table:formula="of:=[.J22]-[.K22]" table:style-name="ce1">
            <text:p>0.080621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169691" table:style-name="ce1">
            <text:p>1.169691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28" table:style-name="ce1">
            <text:p>228</text:p>
          </table:table-cell>
          <table:table-cell office:value-type="float" office:value="1.2132769999999999" table:style-name="ce1">
            <text:p>1.213277</text:p>
          </table:table-cell>
          <table:table-cell office:value-type="float" office:value="1.169691" table:style-name="ce1">
            <text:p>1.169691</text:p>
          </table:table-cell>
          <table:table-cell office:value-type="float" office:value="4.3585999999999903E-2" table:formula="of:=[.G23]-[.H23]" table:style-name="ce1">
            <text:p>0.043586</text:p>
          </table:table-cell>
          <table:table-cell office:value-type="float" office:value="1.0485999999999995E-2" table:formula="of:=[.G24]-[.H24]" table:style-name="ce1">
            <text:p>0.010486</text:p>
          </table:table-cell>
          <table:table-cell office:value-type="float" office:value="3.3099999999999907E-2" table:formula="of:=[.I23]-[.J23]" table:style-name="ce1">
            <text:p>0.0331</text:p>
          </table:table-cell>
          <table:table-cell office:value-type="float" office:value="-2.2613999999999912E-2" table:formula="of:=[.J23]-[.K23]" table:style-name="ce1">
            <text:p>-0.022614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2132769999999999" table:style-name="ce1">
            <text:p>1.213277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1.2237629999999999" table:style-name="ce1">
            <text:p>1.223763</text:p>
          </table:table-cell>
          <table:table-cell office:value-type="float" office:value="1.2132769999999999" table:style-name="ce1">
            <text:p>1.213277</text:p>
          </table:table-cell>
          <table:table-cell office:value-type="float" office:value="1.0485999999999995E-2" table:formula="of:=[.G24]-[.H24]" table:style-name="ce1">
            <text:p>0.010486</text:p>
          </table:table-cell>
          <table:table-cell office:value-type="float" office:value="4.9189000000000149E-2" table:formula="of:=[.G25]-[.H25]" table:style-name="ce1">
            <text:p>0.049189</text:p>
          </table:table-cell>
          <table:table-cell office:value-type="float" office:value="-3.8703000000000154E-2" table:formula="of:=[.I24]-[.J24]" table:style-name="ce1">
            <text:p>-0.038703</text:p>
          </table:table-cell>
          <table:table-cell office:value-type="float" office:value="8.7892000000000303E-2" table:formula="of:=[.J24]-[.K24]" table:style-name="ce1">
            <text:p>0.087892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2237629999999999" table:style-name="ce1">
            <text:p>1.223763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69" table:style-name="ce1">
            <text:p>169</text:p>
          </table:table-cell>
          <table:table-cell office:value-type="float" office:value="1.2729520000000001" table:style-name="ce1">
            <text:p>1.272952</text:p>
          </table:table-cell>
          <table:table-cell office:value-type="float" office:value="1.2237629999999999" table:style-name="ce1">
            <text:p>1.223763</text:p>
          </table:table-cell>
          <table:table-cell office:value-type="float" office:value="4.9189000000000149E-2" table:formula="of:=[.G25]-[.H25]" table:style-name="ce1">
            <text:p>0.049189</text:p>
          </table:table-cell>
          <table:table-cell office:value-type="float" office:value="0.43872" table:formula="of:=[.G26]-[.H26]" table:style-name="ce1">
            <text:p>0.43872</text:p>
          </table:table-cell>
          <table:table-cell office:value-type="float" office:value="-0.38953099999999985" table:formula="of:=[.I25]-[.J25]" table:style-name="ce1">
            <text:p>-0.389531</text:p>
          </table:table-cell>
          <table:table-cell office:value-type="float" office:value="0.82825099999999985" table:formula="of:=[.J25]-[.K25]" table:style-name="ce1">
            <text:p>0.828251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2729520000000001" table:style-name="ce1">
            <text:p>1.272952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1.7116720000000001" table:style-name="ce1">
            <text:p>1.711672</text:p>
          </table:table-cell>
          <table:table-cell office:value-type="float" office:value="1.2729520000000001" table:style-name="ce1">
            <text:p>1.272952</text:p>
          </table:table-cell>
          <table:table-cell office:value-type="float" office:value="0.43872" table:formula="of:=[.G26]-[.H26]" table:style-name="ce1">
            <text:p>0.43872</text:p>
          </table:table-cell>
          <table:table-cell office:value-type="float" office:value="5.1803999999999961E-2" table:formula="of:=[.G27]-[.H27]" table:style-name="ce1">
            <text:p>0.051804</text:p>
          </table:table-cell>
          <table:table-cell office:value-type="float" office:value="0.38691600000000004" table:formula="of:=[.I26]-[.J26]" table:style-name="ce1">
            <text:p>0.386916</text:p>
          </table:table-cell>
          <table:table-cell office:value-type="float" office:value="-0.33511200000000008" table:formula="of:=[.J26]-[.K26]" table:style-name="ce1">
            <text:p>-0.335112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7116720000000001" table:style-name="ce1">
            <text:p>1.711672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02" table:style-name="ce1">
            <text:p>102</text:p>
          </table:table-cell>
          <table:table-cell office:value-type="float" office:value="1.763476" table:style-name="ce1">
            <text:p>1.763476</text:p>
          </table:table-cell>
          <table:table-cell office:value-type="float" office:value="1.7116720000000001" table:style-name="ce1">
            <text:p>1.711672</text:p>
          </table:table-cell>
          <table:table-cell office:value-type="float" office:value="5.1803999999999961E-2" table:formula="of:=[.G27]-[.H27]" table:style-name="ce1">
            <text:p>0.051804</text:p>
          </table:table-cell>
          <table:table-cell office:value-type="float" office:value="3.2643999999999895E-2" table:formula="of:=[.G28]-[.H28]" table:style-name="ce1">
            <text:p>0.032644</text:p>
          </table:table-cell>
          <table:table-cell office:value-type="float" office:value="1.9160000000000066E-2" table:formula="of:=[.I27]-[.J27]" table:style-name="ce1">
            <text:p>0.01916</text:p>
          </table:table-cell>
          <table:table-cell office:value-type="float" office:value="1.3483999999999829E-2" table:formula="of:=[.J27]-[.K27]" table:style-name="ce1">
            <text:p>0.013484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63476" table:style-name="ce1">
            <text:p>1.763476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1.7961199999999999" table:style-name="ce1">
            <text:p>1.79612</text:p>
          </table:table-cell>
          <table:table-cell office:value-type="float" office:value="1.763476" table:style-name="ce1">
            <text:p>1.763476</text:p>
          </table:table-cell>
          <table:table-cell office:value-type="float" office:value="3.2643999999999895E-2" table:formula="of:=[.G28]-[.H28]" table:style-name="ce1">
            <text:p>0.032644</text:p>
          </table:table-cell>
          <table:table-cell office:value-type="float" office:value="1.3360000000000039E-3" table:formula="of:=[.G29]-[.H29]" table:style-name="ce1">
            <text:p>0.001336</text:p>
          </table:table-cell>
          <table:table-cell office:value-type="float" office:value="3.1307999999999891E-2" table:formula="of:=[.I28]-[.J28]" table:style-name="ce1">
            <text:p>0.031308</text:p>
          </table:table-cell>
          <table:table-cell office:value-type="float" office:value="-2.9971999999999888E-2" table:formula="of:=[.J28]-[.K28]" table:style-name="ce1">
            <text:p>-0.029972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7961199999999999" table:style-name="ce1">
            <text:p>1.79612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12" table:style-name="ce1">
            <text:p>212</text:p>
          </table:table-cell>
          <table:table-cell office:value-type="float" office:value="1.7974559999999999" table:style-name="ce1">
            <text:p>1.797456</text:p>
          </table:table-cell>
          <table:table-cell office:value-type="float" office:value="1.7961199999999999" table:style-name="ce1">
            <text:p>1.79612</text:p>
          </table:table-cell>
          <table:table-cell office:value-type="float" office:value="1.3360000000000039E-3" table:formula="of:=[.G29]-[.H29]" table:style-name="ce1">
            <text:p>0.001336</text:p>
          </table:table-cell>
          <table:table-cell office:value-type="float" office:value="8.6000000000030496E-5" table:formula="of:=[.G30]-[.H30]" table:style-name="ce1">
            <text:p>8.6E-05</text:p>
          </table:table-cell>
          <table:table-cell office:value-type="float" office:value="1.2499999999999734E-3" table:formula="of:=[.I29]-[.J29]" table:style-name="ce1">
            <text:p>0.00125</text:p>
          </table:table-cell>
          <table:table-cell office:value-type="float" office:value="-1.1639999999999429E-3" table:formula="of:=[.J29]-[.K29]" table:style-name="ce1">
            <text:p>-0.001164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7974559999999999" table:style-name="ce1">
            <text:p>1.797456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68" table:style-name="ce1">
            <text:p>168</text:p>
          </table:table-cell>
          <table:table-cell office:value-type="float" office:value="1.797542" table:style-name="ce1">
            <text:p>1.797542</text:p>
          </table:table-cell>
          <table:table-cell office:value-type="float" office:value="1.7974559999999999" table:style-name="ce1">
            <text:p>1.797456</text:p>
          </table:table-cell>
          <table:table-cell office:value-type="float" office:value="8.6000000000030496E-5" table:formula="of:=[.G30]-[.H30]" table:style-name="ce1">
            <text:p>8.6E-05</text:p>
          </table:table-cell>
          <table:table-cell office:value-type="float" office:value="0.26777300000000004" table:formula="of:=[.G31]-[.H31]" table:style-name="ce1">
            <text:p>0.267773</text:p>
          </table:table-cell>
          <table:table-cell office:value-type="float" office:value="-0.26768700000000001" table:formula="of:=[.I30]-[.J30]" table:style-name="ce1">
            <text:p>-0.267687</text:p>
          </table:table-cell>
          <table:table-cell office:value-type="float" office:value="0.53546000000000005" table:formula="of:=[.J30]-[.K30]" table:style-name="ce1">
            <text:p>0.53546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797542" table:style-name="ce1">
            <text:p>1.797542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2.065315" table:style-name="ce1">
            <text:p>2.065315</text:p>
          </table:table-cell>
          <table:table-cell office:value-type="float" office:value="1.797542" table:style-name="ce1">
            <text:p>1.797542</text:p>
          </table:table-cell>
          <table:table-cell office:value-type="float" office:value="0.26777300000000004" table:formula="of:=[.G31]-[.H31]" table:style-name="ce1">
            <text:p>0.267773</text:p>
          </table:table-cell>
          <table:table-cell office:value-type="float" office:value="4.9831999999999876E-2" table:formula="of:=[.G32]-[.H32]" table:style-name="ce1">
            <text:p>0.049832</text:p>
          </table:table-cell>
          <table:table-cell office:value-type="float" office:value="0.21794100000000016" table:formula="of:=[.I31]-[.J31]" table:style-name="ce1">
            <text:p>0.217941</text:p>
          </table:table-cell>
          <table:table-cell office:value-type="float" office:value="-0.16810900000000029" table:formula="of:=[.J31]-[.K31]" table:style-name="ce1">
            <text:p>-0.168109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065315" table:style-name="ce1">
            <text:p>2.065315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83" table:style-name="ce1">
            <text:p>183</text:p>
          </table:table-cell>
          <table:table-cell office:value-type="float" office:value="2.1151469999999999" table:style-name="ce1">
            <text:p>2.115147</text:p>
          </table:table-cell>
          <table:table-cell office:value-type="float" office:value="2.065315" table:style-name="ce1">
            <text:p>2.065315</text:p>
          </table:table-cell>
          <table:table-cell office:value-type="float" office:value="4.9831999999999876E-2" table:formula="of:=[.G32]-[.H32]" table:style-name="ce1">
            <text:p>0.049832</text:p>
          </table:table-cell>
          <table:table-cell office:value-type="float" office:value="3.3811000000000035E-2" table:formula="of:=[.G33]-[.H33]" table:style-name="ce1">
            <text:p>0.033811</text:p>
          </table:table-cell>
          <table:table-cell office:value-type="float" office:value="1.6020999999999841E-2" table:formula="of:=[.I32]-[.J32]" table:style-name="ce1">
            <text:p>0.016021</text:p>
          </table:table-cell>
          <table:table-cell office:value-type="float" office:value="1.7790000000000195E-2" table:formula="of:=[.J32]-[.K32]" table:style-name="ce1">
            <text:p>0.01779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1151469999999999" table:style-name="ce1">
            <text:p>2.115147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2.1489579999999999" table:style-name="ce1">
            <text:p>2.148958</text:p>
          </table:table-cell>
          <table:table-cell office:value-type="float" office:value="2.1151469999999999" table:style-name="ce1">
            <text:p>2.115147</text:p>
          </table:table-cell>
          <table:table-cell office:value-type="float" office:value="3.3811000000000035E-2" table:formula="of:=[.G33]-[.H33]" table:style-name="ce1">
            <text:p>0.033811</text:p>
          </table:table-cell>
          <table:table-cell office:value-type="float" office:value="2.7791000000000121E-2" table:formula="of:=[.G34]-[.H34]" table:style-name="ce1">
            <text:p>0.027791</text:p>
          </table:table-cell>
          <table:table-cell office:value-type="float" office:value="6.0199999999999143E-3" table:formula="of:=[.I33]-[.J33]" table:style-name="ce1">
            <text:p>0.00602</text:p>
          </table:table-cell>
          <table:table-cell office:value-type="float" office:value="2.1771000000000207E-2" table:formula="of:=[.J33]-[.K33]" table:style-name="ce1">
            <text:p>0.021771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1489579999999999" table:style-name="ce1">
            <text:p>2.148958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06" table:style-name="ce1">
            <text:p>106</text:p>
          </table:table-cell>
          <table:table-cell office:value-type="float" office:value="2.176749" table:style-name="ce1">
            <text:p>2.176749</text:p>
          </table:table-cell>
          <table:table-cell office:value-type="float" office:value="2.1489579999999999" table:style-name="ce1">
            <text:p>2.148958</text:p>
          </table:table-cell>
          <table:table-cell office:value-type="float" office:value="2.7791000000000121E-2" table:formula="of:=[.G34]-[.H34]" table:style-name="ce1">
            <text:p>0.027791</text:p>
          </table:table-cell>
          <table:table-cell office:value-type="float" office:value="9.0000000000145519E-5" table:formula="of:=[.G35]-[.H35]" table:style-name="ce1">
            <text:p>9E-05</text:p>
          </table:table-cell>
          <table:table-cell office:value-type="float" office:value="2.7700999999999976E-2" table:formula="of:=[.I34]-[.J34]" table:style-name="ce1">
            <text:p>0.027701</text:p>
          </table:table-cell>
          <table:table-cell office:value-type="float" office:value="-2.761099999999983E-2" table:formula="of:=[.J34]-[.K34]" table:style-name="ce1">
            <text:p>-0.027611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176749" table:style-name="ce1">
            <text:p>2.176749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08" table:style-name="ce1">
            <text:p>208</text:p>
          </table:table-cell>
          <table:table-cell office:value-type="float" office:value="2.1768390000000002" table:style-name="ce1">
            <text:p>2.176839</text:p>
          </table:table-cell>
          <table:table-cell office:value-type="float" office:value="2.176749" table:style-name="ce1">
            <text:p>2.176749</text:p>
          </table:table-cell>
          <table:table-cell office:value-type="float" office:value="9.0000000000145519E-5" table:formula="of:=[.G35]-[.H35]" table:style-name="ce1">
            <text:p>9E-05</text:p>
          </table:table-cell>
          <table:table-cell office:value-type="float" office:value="9.6017999999999937E-2" table:formula="of:=[.G36]-[.H36]" table:style-name="ce1">
            <text:p>0.096018</text:p>
          </table:table-cell>
          <table:table-cell office:value-type="float" office:value="-9.5927999999999791E-2" table:formula="of:=[.I35]-[.J35]" table:style-name="ce1">
            <text:p>-0.095928</text:p>
          </table:table-cell>
          <table:table-cell office:value-type="float" office:value="0.19194599999999973" table:formula="of:=[.J35]-[.K35]" table:style-name="ce1">
            <text:p>0.191946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1768390000000002" table:style-name="ce1">
            <text:p>2.176839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2.2728570000000001" table:style-name="ce1">
            <text:p>2.272857</text:p>
          </table:table-cell>
          <table:table-cell office:value-type="float" office:value="2.1768390000000002" table:style-name="ce1">
            <text:p>2.176839</text:p>
          </table:table-cell>
          <table:table-cell office:value-type="float" office:value="9.6017999999999937E-2" table:formula="of:=[.G36]-[.H36]" table:style-name="ce1">
            <text:p>0.096018</text:p>
          </table:table-cell>
          <table:table-cell office:value-type="float" office:value="4.0476999999999652E-2" table:formula="of:=[.G37]-[.H37]" table:style-name="ce1">
            <text:p>0.040477</text:p>
          </table:table-cell>
          <table:table-cell office:value-type="float" office:value="5.5541000000000285E-2" table:formula="of:=[.I36]-[.J36]" table:style-name="ce1">
            <text:p>0.055541</text:p>
          </table:table-cell>
          <table:table-cell office:value-type="float" office:value="-1.5064000000000632E-2" table:formula="of:=[.J36]-[.K36]" table:style-name="ce1">
            <text:p>-0.015064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2728570000000001" table:style-name="ce1">
            <text:p>2.27285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692" table:style-name="ce1">
            <text:p>692</text:p>
          </table:table-cell>
          <table:table-cell office:value-type="float" office:value="2.3133339999999998" table:style-name="ce1">
            <text:p>2.313334</text:p>
          </table:table-cell>
          <table:table-cell office:value-type="float" office:value="2.2728570000000001" table:style-name="ce1">
            <text:p>2.272857</text:p>
          </table:table-cell>
          <table:table-cell office:value-type="float" office:value="4.0476999999999652E-2" table:formula="of:=[.G37]-[.H37]" table:style-name="ce1">
            <text:p>0.040477</text:p>
          </table:table-cell>
          <table:table-cell office:value-type="float" office:value="0.13031900000000007" table:formula="of:=[.G38]-[.H38]" table:style-name="ce1">
            <text:p>0.130319</text:p>
          </table:table-cell>
          <table:table-cell office:value-type="float" office:value="-8.9842000000000422E-2" table:formula="of:=[.I37]-[.J37]" table:style-name="ce1">
            <text:p>-0.089842</text:p>
          </table:table-cell>
          <table:table-cell office:value-type="float" office:value="0.2201610000000005" table:formula="of:=[.J37]-[.K37]" table:style-name="ce1">
            <text:p>0.220161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3133339999999998" table:style-name="ce1">
            <text:p>2.3133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2.4436529999999999" table:style-name="ce1">
            <text:p>2.443653</text:p>
          </table:table-cell>
          <table:table-cell office:value-type="float" office:value="2.3133339999999998" table:style-name="ce1">
            <text:p>2.313334</text:p>
          </table:table-cell>
          <table:table-cell office:value-type="float" office:value="0.13031900000000007" table:formula="of:=[.G38]-[.H38]" table:style-name="ce1">
            <text:p>0.130319</text:p>
          </table:table-cell>
          <table:table-cell office:value-type="float" office:value="3.3568000000000264E-2" table:formula="of:=[.G39]-[.H39]" table:style-name="ce1">
            <text:p>0.033568</text:p>
          </table:table-cell>
          <table:table-cell office:value-type="float" office:value="9.6750999999999809E-2" table:formula="of:=[.I38]-[.J38]" table:style-name="ce1">
            <text:p>0.096751</text:p>
          </table:table-cell>
          <table:table-cell office:value-type="float" office:value="-6.3182999999999545E-2" table:formula="of:=[.J38]-[.K38]" table:style-name="ce1">
            <text:p>-0.063183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4436529999999999" table:style-name="ce1">
            <text:p>2.443653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02" table:style-name="ce1">
            <text:p>102</text:p>
          </table:table-cell>
          <table:table-cell office:value-type="float" office:value="2.4772210000000001" table:style-name="ce1">
            <text:p>2.477221</text:p>
          </table:table-cell>
          <table:table-cell office:value-type="float" office:value="2.4436529999999999" table:style-name="ce1">
            <text:p>2.443653</text:p>
          </table:table-cell>
          <table:table-cell office:value-type="float" office:value="3.3568000000000264E-2" table:formula="of:=[.G39]-[.H39]" table:style-name="ce1">
            <text:p>0.033568</text:p>
          </table:table-cell>
          <table:table-cell office:value-type="float" office:value="8.0999999999775696E-5" table:formula="of:=[.G40]-[.H40]" table:style-name="ce1">
            <text:p>8.1E-05</text:p>
          </table:table-cell>
          <table:table-cell office:value-type="float" office:value="3.3487000000000489E-2" table:formula="of:=[.I39]-[.J39]" table:style-name="ce1">
            <text:p>0.033487</text:p>
          </table:table-cell>
          <table:table-cell office:value-type="float" office:value="-3.3406000000000713E-2" table:formula="of:=[.J39]-[.K39]" table:style-name="ce1">
            <text:p>-0.033406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.4772210000000001" table:style-name="ce1">
            <text:p>2.477221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14" table:style-name="ce1">
            <text:p>214</text:p>
          </table:table-cell>
          <table:table-cell office:value-type="float" office:value="2.4773019999999999" table:style-name="ce1">
            <text:p>2.477302</text:p>
          </table:table-cell>
          <table:table-cell office:value-type="float" office:value="2.4772210000000001" table:style-name="ce1">
            <text:p>2.477221</text:p>
          </table:table-cell>
          <table:table-cell office:value-type="float" office:value="8.0999999999775696E-5" table:formula="of:=[.G40]-[.H40]" table:style-name="ce1">
            <text:p>8.1E-05</text:p>
          </table:table-cell>
          <table:table-cell office:value-type="float" office:value="7.6017000000000223E-2" table:formula="of:=[.G41]-[.H41]" table:style-name="ce1">
            <text:p>0.076017</text:p>
          </table:table-cell>
          <table:table-cell office:value-type="float" office:value="-7.5936000000000448E-2" table:formula="of:=[.I40]-[.J40]" table:style-name="ce1">
            <text:p>-0.075936</text:p>
          </table:table-cell>
          <table:table-cell office:value-type="float" office:value="0.15195300000000067" table:formula="of:=[.J40]-[.K40]" table:style-name="ce1">
            <text:p>0.151953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4773019999999999" table:style-name="ce1">
            <text:p>2.477302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2.5533190000000001" table:style-name="ce1">
            <text:p>2.553319</text:p>
          </table:table-cell>
          <table:table-cell office:value-type="float" office:value="2.4773019999999999" table:style-name="ce1">
            <text:p>2.477302</text:p>
          </table:table-cell>
          <table:table-cell office:value-type="float" office:value="7.6017000000000223E-2" table:formula="of:=[.G41]-[.H41]" table:style-name="ce1">
            <text:p>0.076017</text:p>
          </table:table-cell>
          <table:table-cell office:value-type="float" office:value="4.5288999999999913E-2" table:formula="of:=[.G42]-[.H42]" table:style-name="ce1">
            <text:p>0.045289</text:p>
          </table:table-cell>
          <table:table-cell office:value-type="float" office:value="3.0728000000000311E-2" table:formula="of:=[.I41]-[.J41]" table:style-name="ce1">
            <text:p>0.030728</text:p>
          </table:table-cell>
          <table:table-cell office:value-type="float" office:value="1.4560999999999602E-2" table:formula="of:=[.J41]-[.K41]" table:style-name="ce1">
            <text:p>0.014561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5533190000000001" table:style-name="ce1">
            <text:p>2.553319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562" table:style-name="ce1">
            <text:p>562</text:p>
          </table:table-cell>
          <table:table-cell office:value-type="float" office:value="2.598608" table:style-name="ce1">
            <text:p>2.598608</text:p>
          </table:table-cell>
          <table:table-cell office:value-type="float" office:value="2.5533190000000001" table:style-name="ce1">
            <text:p>2.553319</text:p>
          </table:table-cell>
          <table:table-cell office:value-type="float" office:value="4.5288999999999913E-2" table:formula="of:=[.G42]-[.H42]" table:style-name="ce1">
            <text:p>0.045289</text:p>
          </table:table-cell>
          <table:table-cell office:value-type="float" office:value="0.31191900000000006" table:formula="of:=[.G43]-[.H43]" table:style-name="ce1">
            <text:p>0.311919</text:p>
          </table:table-cell>
          <table:table-cell office:value-type="float" office:value="-0.26663000000000014" table:formula="of:=[.I42]-[.J42]" table:style-name="ce1">
            <text:p>-0.26663</text:p>
          </table:table-cell>
          <table:table-cell office:value-type="float" office:value="0.5785490000000002" table:formula="of:=[.J42]-[.K42]" table:style-name="ce1">
            <text:p>0.578549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598608" table:style-name="ce1">
            <text:p>2.598608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2.9105270000000001" table:style-name="ce1">
            <text:p>2.910527</text:p>
          </table:table-cell>
          <table:table-cell office:value-type="float" office:value="2.598608" table:style-name="ce1">
            <text:p>2.598608</text:p>
          </table:table-cell>
          <table:table-cell office:value-type="float" office:value="0.31191900000000006" table:formula="of:=[.G43]-[.H43]" table:style-name="ce1">
            <text:p>0.311919</text:p>
          </table:table-cell>
          <table:table-cell office:value-type="float" office:value="5.2846999999999866E-2" table:formula="of:=[.G44]-[.H44]" table:style-name="ce1">
            <text:p>0.052847</text:p>
          </table:table-cell>
          <table:table-cell office:value-type="float" office:value="0.25907200000000019" table:formula="of:=[.I43]-[.J43]" table:style-name="ce1">
            <text:p>0.259072</text:p>
          </table:table-cell>
          <table:table-cell office:value-type="float" office:value="-0.20622500000000032" table:formula="of:=[.J43]-[.K43]" table:style-name="ce1">
            <text:p>-0.206225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9105270000000001" table:style-name="ce1">
            <text:p>2.91052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28" table:style-name="ce1">
            <text:p>128</text:p>
          </table:table-cell>
          <table:table-cell office:value-type="float" office:value="2.963374" table:style-name="ce1">
            <text:p>2.963374</text:p>
          </table:table-cell>
          <table:table-cell office:value-type="float" office:value="2.9105270000000001" table:style-name="ce1">
            <text:p>2.910527</text:p>
          </table:table-cell>
          <table:table-cell office:value-type="float" office:value="5.2846999999999866E-2" table:formula="of:=[.G44]-[.H44]" table:style-name="ce1">
            <text:p>0.052847</text:p>
          </table:table-cell>
          <table:table-cell office:value-type="float" office:value="8.5288999999999948E-2" table:formula="of:=[.G45]-[.H45]" table:style-name="ce1">
            <text:p>0.085289</text:p>
          </table:table-cell>
          <table:table-cell office:value-type="float" office:value="-3.2442000000000082E-2" table:formula="of:=[.I44]-[.J44]" table:style-name="ce1">
            <text:p>-0.032442</text:p>
          </table:table-cell>
          <table:table-cell office:value-type="float" office:value="0.11773100000000003" table:formula="of:=[.J44]-[.K44]" table:style-name="ce1">
            <text:p>0.117731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963374" table:style-name="ce1">
            <text:p>2.96337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3.0486629999999999" table:style-name="ce1">
            <text:p>3.048663</text:p>
          </table:table-cell>
          <table:table-cell office:value-type="float" office:value="2.963374" table:style-name="ce1">
            <text:p>2.963374</text:p>
          </table:table-cell>
          <table:table-cell office:value-type="float" office:value="8.5288999999999948E-2" table:formula="of:=[.G45]-[.H45]" table:style-name="ce1">
            <text:p>0.085289</text:p>
          </table:table-cell>
          <table:table-cell office:value-type="float" office:value="5.4753999999999969E-2" table:formula="of:=[.G46]-[.H46]" table:style-name="ce1">
            <text:p>0.054754</text:p>
          </table:table-cell>
          <table:table-cell office:value-type="float" office:value="3.0534999999999979E-2" table:formula="of:=[.I45]-[.J45]" table:style-name="ce1">
            <text:p>0.030535</text:p>
          </table:table-cell>
          <table:table-cell office:value-type="float" office:value="2.4218999999999991E-2" table:formula="of:=[.J45]-[.K45]" table:style-name="ce1">
            <text:p>0.024219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.0486629999999999" table:style-name="ce1">
            <text:p>3.048663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18" table:style-name="ce1">
            <text:p>218</text:p>
          </table:table-cell>
          <table:table-cell office:value-type="float" office:value="3.1034169999999999" table:style-name="ce1">
            <text:p>3.103417</text:p>
          </table:table-cell>
          <table:table-cell office:value-type="float" office:value="3.0486629999999999" table:style-name="ce1">
            <text:p>3.048663</text:p>
          </table:table-cell>
          <table:table-cell office:value-type="float" office:value="5.4753999999999969E-2" table:formula="of:=[.G46]-[.H46]" table:style-name="ce1">
            <text:p>0.054754</text:p>
          </table:table-cell>
          <table:table-cell office:value-type="float" office:value="0.21370700000000031" table:formula="of:=[.G47]-[.H47]" table:style-name="ce1">
            <text:p>0.213707</text:p>
          </table:table-cell>
          <table:table-cell office:value-type="float" office:value="-0.15895300000000034" table:formula="of:=[.I46]-[.J46]" table:style-name="ce1">
            <text:p>-0.158953</text:p>
          </table:table-cell>
          <table:table-cell office:value-type="float" office:value="0.37266000000000066" table:formula="of:=[.J46]-[.K46]" table:style-name="ce1">
            <text:p>0.37266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1034169999999999" table:style-name="ce1">
            <text:p>3.103417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3.3171240000000002" table:style-name="ce1">
            <text:p>3.317124</text:p>
          </table:table-cell>
          <table:table-cell office:value-type="float" office:value="3.1034169999999999" table:style-name="ce1">
            <text:p>3.103417</text:p>
          </table:table-cell>
          <table:table-cell office:value-type="float" office:value="0.21370700000000031" table:formula="of:=[.G47]-[.H47]" table:style-name="ce1">
            <text:p>0.213707</text:p>
          </table:table-cell>
          <table:table-cell office:value-type="float" office:value="4.3492999999999782E-2" table:formula="of:=[.G48]-[.H48]" table:style-name="ce1">
            <text:p>0.043493</text:p>
          </table:table-cell>
          <table:table-cell office:value-type="float" office:value="0.17021400000000053" table:formula="of:=[.I47]-[.J47]" table:style-name="ce1">
            <text:p>0.170214</text:p>
          </table:table-cell>
          <table:table-cell office:value-type="float" office:value="-0.12672100000000075" table:formula="of:=[.J47]-[.K47]" table:style-name="ce1">
            <text:p>-0.126721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.3171240000000002" table:style-name="ce1">
            <text:p>3.317124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49" table:style-name="ce1">
            <text:p>149</text:p>
          </table:table-cell>
          <table:table-cell office:value-type="float" office:value="3.360617" table:style-name="ce1">
            <text:p>3.360617</text:p>
          </table:table-cell>
          <table:table-cell office:value-type="float" office:value="3.3171240000000002" table:style-name="ce1">
            <text:p>3.317124</text:p>
          </table:table-cell>
          <table:table-cell office:value-type="float" office:value="4.3492999999999782E-2" table:formula="of:=[.G48]-[.H48]" table:style-name="ce1">
            <text:p>0.043493</text:p>
          </table:table-cell>
          <table:table-cell office:value-type="float" office:value="0.29108400000000012" table:formula="of:=[.G49]-[.H49]" table:style-name="ce1">
            <text:p>0.291084</text:p>
          </table:table-cell>
          <table:table-cell office:value-type="float" office:value="-0.24759100000000034" table:formula="of:=[.I48]-[.J48]" table:style-name="ce1">
            <text:p>-0.247591</text:p>
          </table:table-cell>
          <table:table-cell office:value-type="float" office:value="0.53867500000000046" table:formula="of:=[.J48]-[.K48]" table:style-name="ce1">
            <text:p>0.538675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.360617" table:style-name="ce1">
            <text:p>3.360617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3.6517010000000001" table:style-name="ce1">
            <text:p>3.651701</text:p>
          </table:table-cell>
          <table:table-cell office:value-type="float" office:value="3.360617" table:style-name="ce1">
            <text:p>3.360617</text:p>
          </table:table-cell>
          <table:table-cell office:value-type="float" office:value="0.29108400000000012" table:formula="of:=[.G49]-[.H49]" table:style-name="ce1">
            <text:p>0.291084</text:p>
          </table:table-cell>
          <table:table-cell office:value-type="float" office:value="2.3852999999999902E-2" table:formula="of:=[.G50]-[.H50]" table:style-name="ce1">
            <text:p>0.023853</text:p>
          </table:table-cell>
          <table:table-cell office:value-type="float" office:value="0.26723100000000022" table:formula="of:=[.I49]-[.J49]" table:style-name="ce1">
            <text:p>0.267231</text:p>
          </table:table-cell>
          <table:table-cell office:value-type="float" office:value="-0.24337800000000032" table:formula="of:=[.J49]-[.K49]" table:style-name="ce1">
            <text:p>-0.243378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6517010000000001" table:style-name="ce1">
            <text:p>3.651701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54" table:style-name="ce1">
            <text:p>154</text:p>
          </table:table-cell>
          <table:table-cell office:value-type="float" office:value="3.675554" table:style-name="ce1">
            <text:p>3.675554</text:p>
          </table:table-cell>
          <table:table-cell office:value-type="float" office:value="3.6517010000000001" table:style-name="ce1">
            <text:p>3.651701</text:p>
          </table:table-cell>
          <table:table-cell office:value-type="float" office:value="2.3852999999999902E-2" table:formula="of:=[.G50]-[.H50]" table:style-name="ce1">
            <text:p>0.023853</text:p>
          </table:table-cell>
          <table:table-cell office:value-type="float" office:value="7.5999999999964984E-5" table:formula="of:=[.G51]-[.H51]" table:style-name="ce1">
            <text:p>7.6E-05</text:p>
          </table:table-cell>
          <table:table-cell office:value-type="float" office:value="2.3776999999999937E-2" table:formula="of:=[.I50]-[.J50]" table:style-name="ce1">
            <text:p>0.023777</text:p>
          </table:table-cell>
          <table:table-cell office:value-type="float" office:value="-2.3700999999999972E-2" table:formula="of:=[.J50]-[.K50]" table:style-name="ce1">
            <text:p>-0.023701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.675554" table:style-name="ce1">
            <text:p>3.675554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00" table:style-name="ce1">
            <text:p>100</text:p>
          </table:table-cell>
          <table:table-cell office:value-type="float" office:value="3.67563" table:style-name="ce1">
            <text:p>3.67563</text:p>
          </table:table-cell>
          <table:table-cell office:value-type="float" office:value="3.675554" table:style-name="ce1">
            <text:p>3.675554</text:p>
          </table:table-cell>
          <table:table-cell office:value-type="float" office:value="7.5999999999964984E-5" table:formula="of:=[.G51]-[.H51]" table:style-name="ce1">
            <text:p>7.6E-05</text:p>
          </table:table-cell>
          <table:table-cell office:value-type="float" office:value="5.9200000000014796E-4" table:formula="of:=[.G52]-[.H52]" table:style-name="ce1">
            <text:p>0.000592</text:p>
          </table:table-cell>
          <table:table-cell office:value-type="float" office:value="-5.1600000000018298E-4" table:formula="of:=[.I51]-[.J51]" table:style-name="ce1">
            <text:p>-0.000516</text:p>
          </table:table-cell>
          <table:table-cell office:value-type="float" office:value="1.1080000000003309E-3" table:formula="of:=[.J51]-[.K51]" table:style-name="ce1">
            <text:p>0.001108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.67563" table:style-name="ce1">
            <text:p>3.67563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3.6762220000000001" table:style-name="ce1">
            <text:p>3.676222</text:p>
          </table:table-cell>
          <table:table-cell office:value-type="float" office:value="3.67563" table:style-name="ce1">
            <text:p>3.67563</text:p>
          </table:table-cell>
          <table:table-cell office:value-type="float" office:value="5.9200000000014796E-4" table:formula="of:=[.G52]-[.H52]" table:style-name="ce1">
            <text:p>0.000592</text:p>
          </table:table-cell>
          <table:table-cell office:value-type="float" office:value="5.700499999999975E-2" table:formula="of:=[.G53]-[.H53]" table:style-name="ce1">
            <text:p>0.057005</text:p>
          </table:table-cell>
          <table:table-cell office:value-type="float" office:value="-5.6412999999999602E-2" table:formula="of:=[.I52]-[.J52]" table:style-name="ce1">
            <text:p>-0.056413</text:p>
          </table:table-cell>
          <table:table-cell office:value-type="float" office:value="0.11341799999999935" table:formula="of:=[.J52]-[.K52]" table:style-name="ce1">
            <text:p>0.113418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.6762220000000001" table:style-name="ce1">
            <text:p>3.676222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36" table:style-name="ce1">
            <text:p>236</text:p>
          </table:table-cell>
          <table:table-cell office:value-type="float" office:value="3.7332269999999999" table:style-name="ce1">
            <text:p>3.733227</text:p>
          </table:table-cell>
          <table:table-cell office:value-type="float" office:value="3.6762220000000001" table:style-name="ce1">
            <text:p>3.676222</text:p>
          </table:table-cell>
          <table:table-cell office:value-type="float" office:value="5.700499999999975E-2" table:formula="of:=[.G53]-[.H53]" table:style-name="ce1">
            <text:p>0.057005</text:p>
          </table:table-cell>
          <table:table-cell office:value-type="float" office:value="0.4430679999999998" table:formula="of:=[.G54]-[.H54]" table:style-name="ce1">
            <text:p>0.443068</text:p>
          </table:table-cell>
          <table:table-cell office:value-type="float" office:value="-0.38606300000000005" table:formula="of:=[.I53]-[.J53]" table:style-name="ce1">
            <text:p>-0.386063</text:p>
          </table:table-cell>
          <table:table-cell office:value-type="float" office:value="0.82913099999999984" table:formula="of:=[.J53]-[.K53]" table:style-name="ce1">
            <text:p>0.829131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.7332269999999999" table:style-name="ce1">
            <text:p>3.733227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4.1762949999999996" table:style-name="ce1">
            <text:p>4.176295</text:p>
          </table:table-cell>
          <table:table-cell office:value-type="float" office:value="3.7332269999999999" table:style-name="ce1">
            <text:p>3.733227</text:p>
          </table:table-cell>
          <table:table-cell office:value-type="float" office:value="0.4430679999999998" table:formula="of:=[.G54]-[.H54]" table:style-name="ce1">
            <text:p>0.443068</text:p>
          </table:table-cell>
          <table:table-cell office:value-type="float" office:value="3.9991000000000554E-2" table:formula="of:=[.G55]-[.H55]" table:style-name="ce1">
            <text:p>0.039991</text:p>
          </table:table-cell>
          <table:table-cell office:value-type="float" office:value="0.40307699999999924" table:formula="of:=[.I54]-[.J54]" table:style-name="ce1">
            <text:p>0.403077</text:p>
          </table:table-cell>
          <table:table-cell office:value-type="float" office:value="-0.36308599999999869" table:formula="of:=[.J54]-[.K54]" table:style-name="ce1">
            <text:p>-0.363086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.1762949999999996" table:style-name="ce1">
            <text:p>4.176295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30" table:style-name="ce1">
            <text:p>130</text:p>
          </table:table-cell>
          <table:table-cell office:value-type="float" office:value="4.2162860000000002" table:style-name="ce1">
            <text:p>4.216286</text:p>
          </table:table-cell>
          <table:table-cell office:value-type="float" office:value="4.1762949999999996" table:style-name="ce1">
            <text:p>4.176295</text:p>
          </table:table-cell>
          <table:table-cell office:value-type="float" office:value="3.9991000000000554E-2" table:formula="of:=[.G55]-[.H55]" table:style-name="ce1">
            <text:p>0.039991</text:p>
          </table:table-cell>
          <table:table-cell office:value-type="float" office:value="0.11480099999999993" table:formula="of:=[.G56]-[.H56]" table:style-name="ce1">
            <text:p>0.114801</text:p>
          </table:table-cell>
          <table:table-cell office:value-type="float" office:value="-7.4809999999999377E-2" table:formula="of:=[.I55]-[.J55]" table:style-name="ce1">
            <text:p>-0.07481</text:p>
          </table:table-cell>
          <table:table-cell office:value-type="float" office:value="0.18961099999999931" table:formula="of:=[.J55]-[.K55]" table:style-name="ce1">
            <text:p>0.189611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2162860000000002" table:style-name="ce1">
            <text:p>4.216286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4.3310870000000001" table:style-name="ce1">
            <text:p>4.331087</text:p>
          </table:table-cell>
          <table:table-cell office:value-type="float" office:value="4.2162860000000002" table:style-name="ce1">
            <text:p>4.216286</text:p>
          </table:table-cell>
          <table:table-cell office:value-type="float" office:value="0.11480099999999993" table:formula="of:=[.G56]-[.H56]" table:style-name="ce1">
            <text:p>0.114801</text:p>
          </table:table-cell>
          <table:table-cell office:value-type="float" office:value="5.2145999999999582E-2" table:formula="of:=[.G57]-[.H57]" table:style-name="ce1">
            <text:p>0.052146</text:p>
          </table:table-cell>
          <table:table-cell office:value-type="float" office:value="6.2655000000000349E-2" table:formula="of:=[.I56]-[.J56]" table:style-name="ce1">
            <text:p>0.062655</text:p>
          </table:table-cell>
          <table:table-cell office:value-type="float" office:value="-1.0509000000000768E-2" table:formula="of:=[.J56]-[.K56]" table:style-name="ce1">
            <text:p>-0.010509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.3310870000000001" table:style-name="ce1">
            <text:p>4.33108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03" table:style-name="ce1">
            <text:p>103</text:p>
          </table:table-cell>
          <table:table-cell office:value-type="float" office:value="4.3832329999999997" table:style-name="ce1">
            <text:p>4.383233</text:p>
          </table:table-cell>
          <table:table-cell office:value-type="float" office:value="4.3310870000000001" table:style-name="ce1">
            <text:p>4.331087</text:p>
          </table:table-cell>
          <table:table-cell office:value-type="float" office:value="5.2145999999999582E-2" table:formula="of:=[.G57]-[.H57]" table:style-name="ce1">
            <text:p>0.052146</text:p>
          </table:table-cell>
          <table:table-cell office:value-type="float" office:value="0.26964699999999997" table:formula="of:=[.G58]-[.H58]" table:style-name="ce1">
            <text:p>0.269647</text:p>
          </table:table-cell>
          <table:table-cell office:value-type="float" office:value="-0.21750100000000039" table:formula="of:=[.I57]-[.J57]" table:style-name="ce1">
            <text:p>-0.217501</text:p>
          </table:table-cell>
          <table:table-cell office:value-type="float" office:value="0.48714800000000036" table:formula="of:=[.J57]-[.K57]" table:style-name="ce1">
            <text:p>0.487148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.3832329999999997" table:style-name="ce1">
            <text:p>4.383233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4.6528799999999997" table:style-name="ce1">
            <text:p>4.65288</text:p>
          </table:table-cell>
          <table:table-cell office:value-type="float" office:value="4.3832329999999997" table:style-name="ce1">
            <text:p>4.383233</text:p>
          </table:table-cell>
          <table:table-cell office:value-type="float" office:value="0.26964699999999997" table:formula="of:=[.G58]-[.H58]" table:style-name="ce1">
            <text:p>0.269647</text:p>
          </table:table-cell>
          <table:table-cell office:value-type="float" office:value="3.7200000000048306E-4" table:formula="of:=[.G59]-[.H59]" table:style-name="ce1">
            <text:p>0.000372</text:p>
          </table:table-cell>
          <table:table-cell office:value-type="float" office:value="0.26927499999999949" table:formula="of:=[.I58]-[.J58]" table:style-name="ce1">
            <text:p>0.269275</text:p>
          </table:table-cell>
          <table:table-cell office:value-type="float" office:value="-0.268902999999999" table:formula="of:=[.J58]-[.K58]" table:style-name="ce1">
            <text:p>-0.268903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.6528799999999997" table:style-name="ce1">
            <text:p>4.65288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403" table:style-name="ce1">
            <text:p>403</text:p>
          </table:table-cell>
          <table:table-cell office:value-type="float" office:value="4.6532520000000002" table:style-name="ce1">
            <text:p>4.653252</text:p>
          </table:table-cell>
          <table:table-cell office:value-type="float" office:value="4.6528799999999997" table:style-name="ce1">
            <text:p>4.65288</text:p>
          </table:table-cell>
          <table:table-cell office:value-type="float" office:value="3.7200000000048306E-4" table:formula="of:=[.G59]-[.H59]" table:style-name="ce1">
            <text:p>0.000372</text:p>
          </table:table-cell>
          <table:table-cell office:value-type="float" office:value="7.2999999999545651E-5" table:formula="of:=[.G60]-[.H60]" table:style-name="ce1">
            <text:p>7.3E-05</text:p>
          </table:table-cell>
          <table:table-cell office:value-type="float" office:value="2.990000000009374E-4" table:formula="of:=[.I59]-[.J59]" table:style-name="ce1">
            <text:p>0.000299</text:p>
          </table:table-cell>
          <table:table-cell office:value-type="float" office:value="-2.2600000000139175E-4" table:formula="of:=[.J59]-[.K59]" table:style-name="ce1">
            <text:p>-0.000226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.6532520000000002" table:style-name="ce1">
            <text:p>4.653252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19" table:style-name="ce1">
            <text:p>119</text:p>
          </table:table-cell>
          <table:table-cell office:value-type="float" office:value="4.6533249999999997" table:style-name="ce1">
            <text:p>4.653325</text:p>
          </table:table-cell>
          <table:table-cell office:value-type="float" office:value="4.6532520000000002" table:style-name="ce1">
            <text:p>4.653252</text:p>
          </table:table-cell>
          <table:table-cell office:value-type="float" office:value="7.2999999999545651E-5" table:formula="of:=[.G60]-[.H60]" table:style-name="ce1">
            <text:p>7.3E-05</text:p>
          </table:table-cell>
          <table:table-cell office:value-type="float" office:value="2.7010000000000645E-3" table:formula="of:=[.G61]-[.H61]" table:style-name="ce1">
            <text:p>0.002701</text:p>
          </table:table-cell>
          <table:table-cell office:value-type="float" office:value="-2.6280000000005188E-3" table:formula="of:=[.I60]-[.J60]" table:style-name="ce1">
            <text:p>-0.002628</text:p>
          </table:table-cell>
          <table:table-cell office:value-type="float" office:value="5.3290000000005833E-3" table:formula="of:=[.J60]-[.K60]" table:style-name="ce1">
            <text:p>0.005329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6533249999999997" table:style-name="ce1">
            <text:p>4.653325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4.6560259999999998" table:style-name="ce1">
            <text:p>4.656026</text:p>
          </table:table-cell>
          <table:table-cell office:value-type="float" office:value="4.6533249999999997" table:style-name="ce1">
            <text:p>4.653325</text:p>
          </table:table-cell>
          <table:table-cell office:value-type="float" office:value="2.7010000000000645E-3" table:formula="of:=[.G61]-[.H61]" table:style-name="ce1">
            <text:p>0.002701</text:p>
          </table:table-cell>
          <table:table-cell office:value-type="float" office:value="4.4076000000000448E-2" table:formula="of:=[.G62]-[.H62]" table:style-name="ce1">
            <text:p>0.044076</text:p>
          </table:table-cell>
          <table:table-cell office:value-type="float" office:value="-4.1375000000000384E-2" table:formula="of:=[.I61]-[.J61]" table:style-name="ce1">
            <text:p>-0.041375</text:p>
          </table:table-cell>
          <table:table-cell office:value-type="float" office:value="8.5451000000000832E-2" table:formula="of:=[.J61]-[.K61]" table:style-name="ce1">
            <text:p>0.085451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.6560259999999998" table:style-name="ce1">
            <text:p>4.656026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58" table:style-name="ce1">
            <text:p>158</text:p>
          </table:table-cell>
          <table:table-cell office:value-type="float" office:value="4.7001020000000002" table:style-name="ce1">
            <text:p>4.700102</text:p>
          </table:table-cell>
          <table:table-cell office:value-type="float" office:value="4.6560259999999998" table:style-name="ce1">
            <text:p>4.656026</text:p>
          </table:table-cell>
          <table:table-cell office:value-type="float" office:value="4.4076000000000448E-2" table:formula="of:=[.G62]-[.H62]" table:style-name="ce1">
            <text:p>0.044076</text:p>
          </table:table-cell>
          <table:table-cell office:value-type="float" office:value="6.5207000000000015E-2" table:formula="of:=[.G63]-[.H63]" table:style-name="ce1">
            <text:p>0.065207</text:p>
          </table:table-cell>
          <table:table-cell office:value-type="float" office:value="-2.1130999999999567E-2" table:formula="of:=[.I62]-[.J62]" table:style-name="ce1">
            <text:p>-0.021131</text:p>
          </table:table-cell>
          <table:table-cell office:value-type="float" office:value="8.6337999999999582E-2" table:formula="of:=[.J62]-[.K62]" table:style-name="ce1">
            <text:p>0.086338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.7001020000000002" table:style-name="ce1">
            <text:p>4.700102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4.7653090000000002" table:style-name="ce1">
            <text:p>4.765309</text:p>
          </table:table-cell>
          <table:table-cell office:value-type="float" office:value="4.7001020000000002" table:style-name="ce1">
            <text:p>4.700102</text:p>
          </table:table-cell>
          <table:table-cell office:value-type="float" office:value="6.5207000000000015E-2" table:formula="of:=[.G63]-[.H63]" table:style-name="ce1">
            <text:p>0.065207</text:p>
          </table:table-cell>
          <table:table-cell office:value-type="float" office:value="0" table:formula="of:=[.G64]-[.H64]" table:style-name="ce1">
            <text:p>0</text:p>
          </table:table-cell>
          <table:table-cell office:value-type="float" office:value="6.5207000000000015E-2" table:formula="of:=[.I63]-[.J63]" table:style-name="ce1">
            <text:p>0.065207</text:p>
          </table:table-cell>
          <table:table-cell office:value-type="float" office:value="-6.5207000000000015E-2" table:formula="of:=[.J63]-[.K63]" table:style-name="ce1">
            <text:p>-0.065207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.7653090000000002" table:style-name="ce1">
            <text:p>4.765309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86" table:style-name="ce1">
            <text:p>186</text:p>
          </table:table-cell>
          <table:table-cell office:value-type="float" office:value="4.7653090000000002" table:style-name="ce1">
            <text:p>4.765309</text:p>
          </table:table-cell>
          <table:table-cell office:value-type="float" office:value="4.7653090000000002" table:style-name="ce1">
            <text:p>4.765309</text:p>
          </table:table-cell>
          <table:table-cell office:value-type="float" office:value="0" table:formula="of:=[.G64]-[.H64]" table:style-name="ce1">
            <text:p>0</text:p>
          </table:table-cell>
          <table:table-cell office:value-type="float" office:value="1.3299999999993872E-4" table:formula="of:=[.G65]-[.H65]" table:style-name="ce1">
            <text:p>0.000133</text:p>
          </table:table-cell>
          <table:table-cell office:value-type="float" office:value="-1.3299999999993872E-4" table:formula="of:=[.I64]-[.J64]" table:style-name="ce1">
            <text:p>-0.000133</text:p>
          </table:table-cell>
          <table:table-cell office:value-type="float" office:value="2.6599999999987745E-4" table:formula="of:=[.J64]-[.K64]" table:style-name="ce1">
            <text:p>0.000266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.7653090000000002" table:style-name="ce1">
            <text:p>4.765309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327" table:style-name="ce1">
            <text:p>327</text:p>
          </table:table-cell>
          <table:table-cell office:value-type="float" office:value="4.7654420000000002" table:style-name="ce1">
            <text:p>4.765442</text:p>
          </table:table-cell>
          <table:table-cell office:value-type="float" office:value="4.7653090000000002" table:style-name="ce1">
            <text:p>4.765309</text:p>
          </table:table-cell>
          <table:table-cell office:value-type="float" office:value="1.3299999999993872E-4" table:formula="of:=[.G65]-[.H65]" table:style-name="ce1">
            <text:p>0.000133</text:p>
          </table:table-cell>
          <table:table-cell office:value-type="float" office:value="0.32953700000000019" table:formula="of:=[.G66]-[.H66]" table:style-name="ce1">
            <text:p>0.329537</text:p>
          </table:table-cell>
          <table:table-cell office:value-type="float" office:value="-0.32940400000000025" table:formula="of:=[.I65]-[.J65]" table:style-name="ce1">
            <text:p>-0.329404</text:p>
          </table:table-cell>
          <table:table-cell office:value-type="float" office:value="0.65894100000000044" table:formula="of:=[.J65]-[.K65]" table:style-name="ce1">
            <text:p>0.658941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.7654420000000002" table:style-name="ce1">
            <text:p>4.765442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5.0949790000000004" table:style-name="ce1">
            <text:p>5.094979</text:p>
          </table:table-cell>
          <table:table-cell office:value-type="float" office:value="4.7654420000000002" table:style-name="ce1">
            <text:p>4.765442</text:p>
          </table:table-cell>
          <table:table-cell office:value-type="float" office:value="0.32953700000000019" table:formula="of:=[.G66]-[.H66]" table:style-name="ce1">
            <text:p>0.329537</text:p>
          </table:table-cell>
          <table:table-cell office:value-type="float" office:value="5.8571999999999846E-2" table:formula="of:=[.G67]-[.H67]" table:style-name="ce1">
            <text:p>0.058572</text:p>
          </table:table-cell>
          <table:table-cell office:value-type="float" office:value="0.27096500000000034" table:formula="of:=[.I66]-[.J66]" table:style-name="ce1">
            <text:p>0.270965</text:p>
          </table:table-cell>
          <table:table-cell office:value-type="float" office:value="-0.2123930000000005" table:formula="of:=[.J66]-[.K66]" table:style-name="ce1">
            <text:p>-0.212393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0949790000000004" table:style-name="ce1">
            <text:p>5.094979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31" table:style-name="ce1">
            <text:p>231</text:p>
          </table:table-cell>
          <table:table-cell office:value-type="float" office:value="5.1535510000000002" table:style-name="ce1">
            <text:p>5.153551</text:p>
          </table:table-cell>
          <table:table-cell office:value-type="float" office:value="5.0949790000000004" table:style-name="ce1">
            <text:p>5.094979</text:p>
          </table:table-cell>
          <table:table-cell office:value-type="float" office:value="5.8571999999999846E-2" table:formula="of:=[.G67]-[.H67]" table:style-name="ce1">
            <text:p>0.058572</text:p>
          </table:table-cell>
          <table:table-cell office:value-type="float" office:value="5.8375999999999983E-2" table:formula="of:=[.G68]-[.H68]" table:style-name="ce1">
            <text:p>0.058376</text:p>
          </table:table-cell>
          <table:table-cell office:value-type="float" office:value="1.9599999999986295E-4" table:formula="of:=[.I67]-[.J67]" table:style-name="ce1">
            <text:p>0.000196</text:p>
          </table:table-cell>
          <table:table-cell office:value-type="float" office:value="5.8180000000000121E-2" table:formula="of:=[.J67]-[.K67]" table:style-name="ce1">
            <text:p>0.05818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1535510000000002" table:style-name="ce1">
            <text:p>5.153551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5.2119270000000002" table:style-name="ce1">
            <text:p>5.211927</text:p>
          </table:table-cell>
          <table:table-cell office:value-type="float" office:value="5.1535510000000002" table:style-name="ce1">
            <text:p>5.153551</text:p>
          </table:table-cell>
          <table:table-cell office:value-type="float" office:value="5.8375999999999983E-2" table:formula="of:=[.G68]-[.H68]" table:style-name="ce1">
            <text:p>0.058376</text:p>
          </table:table-cell>
          <table:table-cell office:value-type="float" office:value="4.376399999999947E-2" table:formula="of:=[.G69]-[.H69]" table:style-name="ce1">
            <text:p>0.043764</text:p>
          </table:table-cell>
          <table:table-cell office:value-type="float" office:value="1.4612000000000513E-2" table:formula="of:=[.I68]-[.J68]" table:style-name="ce1">
            <text:p>0.014612</text:p>
          </table:table-cell>
          <table:table-cell office:value-type="float" office:value="2.9151999999998957E-2" table:formula="of:=[.J68]-[.K68]" table:style-name="ce1">
            <text:p>0.029152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2119270000000002" table:style-name="ce1">
            <text:p>5.21192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321" table:style-name="ce1">
            <text:p>321</text:p>
          </table:table-cell>
          <table:table-cell office:value-type="float" office:value="5.2556909999999997" table:style-name="ce1">
            <text:p>5.255691</text:p>
          </table:table-cell>
          <table:table-cell office:value-type="float" office:value="5.2119270000000002" table:style-name="ce1">
            <text:p>5.211927</text:p>
          </table:table-cell>
          <table:table-cell office:value-type="float" office:value="4.376399999999947E-2" table:formula="of:=[.G69]-[.H69]" table:style-name="ce1">
            <text:p>0.043764</text:p>
          </table:table-cell>
          <table:table-cell office:value-type="float" office:value="7.1000000000154273E-5" table:formula="of:=[.G70]-[.H70]" table:style-name="ce1">
            <text:p>7.1E-05</text:p>
          </table:table-cell>
          <table:table-cell office:value-type="float" office:value="4.3692999999999316E-2" table:formula="of:=[.I69]-[.J69]" table:style-name="ce1">
            <text:p>0.043693</text:p>
          </table:table-cell>
          <table:table-cell office:value-type="float" office:value="-4.3621999999999161E-2" table:formula="of:=[.J69]-[.K69]" table:style-name="ce1">
            <text:p>-0.043622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.2556909999999997" table:style-name="ce1">
            <text:p>5.255691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352" table:style-name="ce1">
            <text:p>352</text:p>
          </table:table-cell>
          <table:table-cell office:value-type="float" office:value="5.2557619999999998" table:style-name="ce1">
            <text:p>5.255762</text:p>
          </table:table-cell>
          <table:table-cell office:value-type="float" office:value="5.2556909999999997" table:style-name="ce1">
            <text:p>5.255691</text:p>
          </table:table-cell>
          <table:table-cell office:value-type="float" office:value="7.1000000000154273E-5" table:formula="of:=[.G70]-[.H70]" table:style-name="ce1">
            <text:p>7.1E-05</text:p>
          </table:table-cell>
          <table:table-cell office:value-type="float" office:value="2.0840999999999887E-2" table:formula="of:=[.G71]-[.H71]" table:style-name="ce1">
            <text:p>0.020841</text:p>
          </table:table-cell>
          <table:table-cell office:value-type="float" office:value="-2.0769999999999733E-2" table:formula="of:=[.I70]-[.J70]" table:style-name="ce1">
            <text:p>-0.02077</text:p>
          </table:table-cell>
          <table:table-cell office:value-type="float" office:value="4.1610999999999621E-2" table:formula="of:=[.J70]-[.K70]" table:style-name="ce1">
            <text:p>0.041611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2557619999999998" table:style-name="ce1">
            <text:p>5.255762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5.2766029999999997" table:style-name="ce1">
            <text:p>5.276603</text:p>
          </table:table-cell>
          <table:table-cell office:value-type="float" office:value="5.2557619999999998" table:style-name="ce1">
            <text:p>5.255762</text:p>
          </table:table-cell>
          <table:table-cell office:value-type="float" office:value="2.0840999999999887E-2" table:formula="of:=[.G71]-[.H71]" table:style-name="ce1">
            <text:p>0.020841</text:p>
          </table:table-cell>
          <table:table-cell office:value-type="float" office:value="1.6570999999999891E-2" table:formula="of:=[.G72]-[.H72]" table:style-name="ce1">
            <text:p>0.016571</text:p>
          </table:table-cell>
          <table:table-cell office:value-type="float" office:value="4.269999999999996E-3" table:formula="of:=[.I71]-[.J71]" table:style-name="ce1">
            <text:p>0.00427</text:p>
          </table:table-cell>
          <table:table-cell office:value-type="float" office:value="1.2300999999999895E-2" table:formula="of:=[.J71]-[.K71]" table:style-name="ce1">
            <text:p>0.012301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.2766029999999997" table:style-name="ce1">
            <text:p>5.276603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394" table:style-name="ce1">
            <text:p>394</text:p>
          </table:table-cell>
          <table:table-cell office:value-type="float" office:value="5.2931739999999996" table:style-name="ce1">
            <text:p>5.293174</text:p>
          </table:table-cell>
          <table:table-cell office:value-type="float" office:value="5.2766029999999997" table:style-name="ce1">
            <text:p>5.276603</text:p>
          </table:table-cell>
          <table:table-cell office:value-type="float" office:value="1.6570999999999891E-2" table:formula="of:=[.G72]-[.H72]" table:style-name="ce1">
            <text:p>0.016571</text:p>
          </table:table-cell>
          <table:table-cell office:value-type="float" office:value="9.8000000000375564E-5" table:formula="of:=[.G73]-[.H73]" table:style-name="ce1">
            <text:p>9.8E-05</text:p>
          </table:table-cell>
          <table:table-cell office:value-type="float" office:value="1.6472999999999516E-2" table:formula="of:=[.I72]-[.J72]" table:style-name="ce1">
            <text:p>0.016473</text:p>
          </table:table-cell>
          <table:table-cell office:value-type="float" office:value="-1.637499999999914E-2" table:formula="of:=[.J72]-[.K72]" table:style-name="ce1">
            <text:p>-0.016375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.2931739999999996" table:style-name="ce1">
            <text:p>5.293174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96" table:style-name="ce1">
            <text:p>296</text:p>
          </table:table-cell>
          <table:table-cell office:value-type="float" office:value="5.293272" table:style-name="ce1">
            <text:p>5.293272</text:p>
          </table:table-cell>
          <table:table-cell office:value-type="float" office:value="5.2931739999999996" table:style-name="ce1">
            <text:p>5.293174</text:p>
          </table:table-cell>
          <table:table-cell office:value-type="float" office:value="9.8000000000375564E-5" table:formula="of:=[.G73]-[.H73]" table:style-name="ce1">
            <text:p>9.8E-05</text:p>
          </table:table-cell>
          <table:table-cell office:value-type="float" office:value="7.9320000000000057E-2" table:formula="of:=[.G74]-[.H74]" table:style-name="ce1">
            <text:p>0.07932</text:p>
          </table:table-cell>
          <table:table-cell office:value-type="float" office:value="-7.9221999999999682E-2" table:formula="of:=[.I73]-[.J73]" table:style-name="ce1">
            <text:p>-0.079222</text:p>
          </table:table-cell>
          <table:table-cell office:value-type="float" office:value="0.15854199999999974" table:formula="of:=[.J73]-[.K73]" table:style-name="ce1">
            <text:p>0.158542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293272" table:style-name="ce1">
            <text:p>5.293272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5.372592" table:style-name="ce1">
            <text:p>5.372592</text:p>
          </table:table-cell>
          <table:table-cell office:value-type="float" office:value="5.293272" table:style-name="ce1">
            <text:p>5.293272</text:p>
          </table:table-cell>
          <table:table-cell office:value-type="float" office:value="7.9320000000000057E-2" table:formula="of:=[.G74]-[.H74]" table:style-name="ce1">
            <text:p>0.07932</text:p>
          </table:table-cell>
          <table:table-cell office:value-type="float" office:value="4.980899999999977E-2" table:formula="of:=[.G75]-[.H75]" table:style-name="ce1">
            <text:p>0.049809</text:p>
          </table:table-cell>
          <table:table-cell office:value-type="float" office:value="2.9511000000000287E-2" table:formula="of:=[.I74]-[.J74]" table:style-name="ce1">
            <text:p>0.029511</text:p>
          </table:table-cell>
          <table:table-cell office:value-type="float" office:value="2.0297999999999483E-2" table:formula="of:=[.J74]-[.K74]" table:style-name="ce1">
            <text:p>0.020298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.372592" table:style-name="ce1">
            <text:p>5.372592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30" table:style-name="ce1">
            <text:p>230</text:p>
          </table:table-cell>
          <table:table-cell office:value-type="float" office:value="5.4224009999999998" table:style-name="ce1">
            <text:p>5.422401</text:p>
          </table:table-cell>
          <table:table-cell office:value-type="float" office:value="5.372592" table:style-name="ce1">
            <text:p>5.372592</text:p>
          </table:table-cell>
          <table:table-cell office:value-type="float" office:value="4.980899999999977E-2" table:formula="of:=[.G75]-[.H75]" table:style-name="ce1">
            <text:p>0.049809</text:p>
          </table:table-cell>
          <table:table-cell office:value-type="float" office:value="0.32740900000000028" table:formula="of:=[.G76]-[.H76]" table:style-name="ce1">
            <text:p>0.327409</text:p>
          </table:table-cell>
          <table:table-cell office:value-type="float" office:value="-0.27760000000000051" table:formula="of:=[.I75]-[.J75]" table:style-name="ce1">
            <text:p>-0.2776</text:p>
          </table:table-cell>
          <table:table-cell office:value-type="float" office:value="0.6050090000000008" table:formula="of:=[.J75]-[.K75]" table:style-name="ce1">
            <text:p>0.605009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.4224009999999998" table:style-name="ce1">
            <text:p>5.422401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5.7498100000000001" table:style-name="ce1">
            <text:p>5.74981</text:p>
          </table:table-cell>
          <table:table-cell office:value-type="float" office:value="5.4224009999999998" table:style-name="ce1">
            <text:p>5.422401</text:p>
          </table:table-cell>
          <table:table-cell office:value-type="float" office:value="0.32740900000000028" table:formula="of:=[.G76]-[.H76]" table:style-name="ce1">
            <text:p>0.327409</text:p>
          </table:table-cell>
          <table:table-cell office:value-type="float" office:value="5.3930000000000256E-2" table:formula="of:=[.G77]-[.H77]" table:style-name="ce1">
            <text:p>0.05393</text:p>
          </table:table-cell>
          <table:table-cell office:value-type="float" office:value="0.27347900000000003" table:formula="of:=[.I76]-[.J76]" table:style-name="ce1">
            <text:p>0.273479</text:p>
          </table:table-cell>
          <table:table-cell office:value-type="float" office:value="-0.21954899999999977" table:formula="of:=[.J76]-[.K76]" table:style-name="ce1">
            <text:p>-0.219549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.7498100000000001" table:style-name="ce1">
            <text:p>5.74981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90" table:style-name="ce1">
            <text:p>190</text:p>
          </table:table-cell>
          <table:table-cell office:value-type="float" office:value="5.8037400000000003" table:style-name="ce1">
            <text:p>5.80374</text:p>
          </table:table-cell>
          <table:table-cell office:value-type="float" office:value="5.7498100000000001" table:style-name="ce1">
            <text:p>5.74981</text:p>
          </table:table-cell>
          <table:table-cell office:value-type="float" office:value="5.3930000000000256E-2" table:formula="of:=[.G77]-[.H77]" table:style-name="ce1">
            <text:p>0.05393</text:p>
          </table:table-cell>
          <table:table-cell office:value-type="float" office:value="0.10293399999999941" table:formula="of:=[.G78]-[.H78]" table:style-name="ce1">
            <text:p>0.102934</text:p>
          </table:table-cell>
          <table:table-cell office:value-type="float" office:value="-4.9003999999999159E-2" table:formula="of:=[.I77]-[.J77]" table:style-name="ce1">
            <text:p>-0.049004</text:p>
          </table:table-cell>
          <table:table-cell office:value-type="float" office:value="0.15193799999999857" table:formula="of:=[.J77]-[.K77]" table:style-name="ce1">
            <text:p>0.151938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.8037400000000003" table:style-name="ce1">
            <text:p>5.8037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5.9066739999999998" table:style-name="ce1">
            <text:p>5.906674</text:p>
          </table:table-cell>
          <table:table-cell office:value-type="float" office:value="5.8037400000000003" table:style-name="ce1">
            <text:p>5.80374</text:p>
          </table:table-cell>
          <table:table-cell office:value-type="float" office:value="0.10293399999999941" table:formula="of:=[.G78]-[.H78]" table:style-name="ce1">
            <text:p>0.102934</text:p>
          </table:table-cell>
          <table:table-cell office:value-type="float" office:value="5.7014999999999816E-2" table:formula="of:=[.G79]-[.H79]" table:style-name="ce1">
            <text:p>0.057015</text:p>
          </table:table-cell>
          <table:table-cell office:value-type="float" office:value="4.5918999999999599E-2" table:formula="of:=[.I78]-[.J78]" table:style-name="ce1">
            <text:p>0.045919</text:p>
          </table:table-cell>
          <table:table-cell office:value-type="float" office:value="1.1096000000000217E-2" table:formula="of:=[.J78]-[.K78]" table:style-name="ce1">
            <text:p>0.011096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.9066739999999998" table:style-name="ce1">
            <text:p>5.906674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25" table:style-name="ce1">
            <text:p>225</text:p>
          </table:table-cell>
          <table:table-cell office:value-type="float" office:value="5.9636889999999996" table:style-name="ce1">
            <text:p>5.963689</text:p>
          </table:table-cell>
          <table:table-cell office:value-type="float" office:value="5.9066739999999998" table:style-name="ce1">
            <text:p>5.906674</text:p>
          </table:table-cell>
          <table:table-cell office:value-type="float" office:value="5.7014999999999816E-2" table:formula="of:=[.G79]-[.H79]" table:style-name="ce1">
            <text:p>0.057015</text:p>
          </table:table-cell>
          <table:table-cell office:value-type="float" office:value="7.8811000000000853E-2" table:formula="of:=[.G80]-[.H80]" table:style-name="ce1">
            <text:p>0.078811</text:p>
          </table:table-cell>
          <table:table-cell office:value-type="float" office:value="-2.1796000000001037E-2" table:formula="of:=[.I79]-[.J79]" table:style-name="ce1">
            <text:p>-0.021796</text:p>
          </table:table-cell>
          <table:table-cell office:value-type="float" office:value="0.10060700000000189" table:formula="of:=[.J79]-[.K79]" table:style-name="ce1">
            <text:p>0.100607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9636889999999996" table:style-name="ce1">
            <text:p>5.963689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6.0425000000000004" table:style-name="ce1">
            <text:p>6.0425</text:p>
          </table:table-cell>
          <table:table-cell office:value-type="float" office:value="5.9636889999999996" table:style-name="ce1">
            <text:p>5.963689</text:p>
          </table:table-cell>
          <table:table-cell office:value-type="float" office:value="7.8811000000000853E-2" table:formula="of:=[.G80]-[.H80]" table:style-name="ce1">
            <text:p>0.078811</text:p>
          </table:table-cell>
          <table:table-cell office:value-type="float" office:value="5.1147999999999527E-2" table:formula="of:=[.G81]-[.H81]" table:style-name="ce1">
            <text:p>0.051148</text:p>
          </table:table-cell>
          <table:table-cell office:value-type="float" office:value="2.7663000000001325E-2" table:formula="of:=[.I80]-[.J80]" table:style-name="ce1">
            <text:p>0.027663</text:p>
          </table:table-cell>
          <table:table-cell office:value-type="float" office:value="2.3484999999998202E-2" table:formula="of:=[.J80]-[.K80]" table:style-name="ce1">
            <text:p>0.023485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.0425000000000004" table:style-name="ce1">
            <text:p>6.0425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173" table:style-name="ce1">
            <text:p>173</text:p>
          </table:table-cell>
          <table:table-cell office:value-type="float" office:value="6.093648" table:style-name="ce1">
            <text:p>6.093648</text:p>
          </table:table-cell>
          <table:table-cell office:value-type="float" office:value="6.0425000000000004" table:style-name="ce1">
            <text:p>6.0425</text:p>
          </table:table-cell>
          <table:table-cell office:value-type="float" office:value="5.1147999999999527E-2" table:formula="of:=[.G81]-[.H81]" table:style-name="ce1">
            <text:p>0.051148</text:p>
          </table:table-cell>
          <table:table-cell office:value-type="float" office:value="0.4047369999999999" table:formula="of:=[.G82]-[.H82]" table:style-name="ce1">
            <text:p>0.404737</text:p>
          </table:table-cell>
          <table:table-cell office:value-type="float" office:value="-0.35358900000000038" table:formula="of:=[.I81]-[.J81]" table:style-name="ce1">
            <text:p>-0.353589</text:p>
          </table:table-cell>
          <table:table-cell office:value-type="float" office:value="0.75832600000000028" table:formula="of:=[.J81]-[.K81]" table:style-name="ce1">
            <text:p>0.758326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.093648" table:style-name="ce1">
            <text:p>6.093648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6.4983849999999999" table:style-name="ce1">
            <text:p>6.498385</text:p>
          </table:table-cell>
          <table:table-cell office:value-type="float" office:value="6.093648" table:style-name="ce1">
            <text:p>6.093648</text:p>
          </table:table-cell>
          <table:table-cell office:value-type="float" office:value="0.4047369999999999" table:formula="of:=[.G82]-[.H82]" table:style-name="ce1">
            <text:p>0.404737</text:p>
          </table:table-cell>
          <table:table-cell office:value-type="float" office:value="4.549800000000026E-2" table:formula="of:=[.G83]-[.H83]" table:style-name="ce1">
            <text:p>0.045498</text:p>
          </table:table-cell>
          <table:table-cell office:value-type="float" office:value="0.35923899999999964" table:formula="of:=[.I82]-[.J82]" table:style-name="ce1">
            <text:p>0.359239</text:p>
          </table:table-cell>
          <table:table-cell office:value-type="float" office:value="-0.31374099999999938" table:formula="of:=[.J82]-[.K82]" table:style-name="ce1">
            <text:p>-0.313741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.4983849999999999" table:style-name="ce1">
            <text:p>6.498385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403" table:style-name="ce1">
            <text:p>403</text:p>
          </table:table-cell>
          <table:table-cell office:value-type="float" office:value="6.5438830000000001" table:style-name="ce1">
            <text:p>6.543883</text:p>
          </table:table-cell>
          <table:table-cell office:value-type="float" office:value="6.4983849999999999" table:style-name="ce1">
            <text:p>6.498385</text:p>
          </table:table-cell>
          <table:table-cell office:value-type="float" office:value="4.549800000000026E-2" table:formula="of:=[.G83]-[.H83]" table:style-name="ce1">
            <text:p>0.045498</text:p>
          </table:table-cell>
          <table:table-cell office:value-type="float" office:value="0.19423799999999947" table:formula="of:=[.G84]-[.H84]" table:style-name="ce1">
            <text:p>0.194238</text:p>
          </table:table-cell>
          <table:table-cell office:value-type="float" office:value="-0.14873999999999921" table:formula="of:=[.I83]-[.J83]" table:style-name="ce1">
            <text:p>-0.14874</text:p>
          </table:table-cell>
          <table:table-cell office:value-type="float" office:value="0.34297799999999867" table:formula="of:=[.J83]-[.K83]" table:style-name="ce1">
            <text:p>0.342978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.5438830000000001" table:style-name="ce1">
            <text:p>6.543883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TCP</text:p>
          </table:table-cell>
          <table:table-cell office:value-type="float" office:value="54" table:style-name="ce1">
            <text:p>54</text:p>
          </table:table-cell>
          <table:table-cell office:value-type="float" office:value="6.7381209999999996" table:style-name="ce1">
            <text:p>6.738121</text:p>
          </table:table-cell>
          <table:table-cell office:value-type="float" office:value="6.5438830000000001" table:style-name="ce1">
            <text:p>6.543883</text:p>
          </table:table-cell>
          <table:table-cell office:value-type="float" office:value="0.19423799999999947" table:formula="of:=[.G84]-[.H84]" table:style-name="ce1">
            <text:p>0.194238</text:p>
          </table:table-cell>
          <table:table-cell table:style-name="ce1"/>
          <table:table-cell office:value-type="float" office:value="0.19423799999999947" table:formula="of:=[.I84]-[.J84]" table:style-name="ce1">
            <text:p>0.194238</text:p>
          </table:table-cell>
          <table:table-cell table:number-columns-repeated="16373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.7381209999999996" table:style-name="ce1">
            <text:p>6.738121</text:p>
          </table:table-cell>
          <table:table-cell office:value-type="string" table:style-name="ce1">
            <text:p>162.159.135.234</text:p>
          </table:table-cell>
          <table:table-cell office:value-type="string" table:style-name="ce1">
            <text:p>192.168.1.7</text:p>
          </table:table-cell>
          <table:table-cell office:value-type="string" table:style-name="ce1">
            <text:p>TLSv1.2</text:p>
          </table:table-cell>
          <table:table-cell office:value-type="float" office:value="212" table:style-name="ce1">
            <text:p>212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total delay</text:p>
          </table:table-cell>
          <table:table-cell office:value-type="float" office:value="6.7381209999999996" table:formula="of:=SUM([.I2:.I84])" table:style-name="ce1">
            <text:p>6.738121</text:p>
          </table:table-cell>
          <table:table-cell table:style-name="ce1"/>
          <table:table-cell office:value-type="string" table:style-name="ce1">
            <text:p>total jitter</text:p>
          </table:table-cell>
          <table:table-cell office:value-type="float" office:value="6.8349429999999982" table:formula="of:=SUM([.L2:.L83])" table:style-name="ce1">
            <text:p>6.834943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string" table:style-name="ce1">
            <text:p>rata2 delay</text:p>
          </table:table-cell>
          <table:table-cell office:value-type="float" office:value="7.5709224719101118E-2" table:formula="of:=[.I86]/89" table:style-name="ce1">
            <text:p>0.075709225</text:p>
          </table:table-cell>
          <table:table-cell table:style-name="ce1"/>
          <table:table-cell office:value-type="string" table:style-name="ce1">
            <text:p>rata2 jitter</text:p>
          </table:table-cell>
          <table:table-cell office:value-type="float" office:value="7.6797112359550543E-2" table:formula="of:=[.L86]/89" table:style-name="ce1">
            <text:p>0.076797112</text:p>
          </table:table-cell>
          <table:table-cell table:number-columns-repeated="16372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ksen1" style:display-name="20% - Aksen1" style:family="table-cell" style:data-style-name="N0">
      <style:table-cell-properties fo:background-color="#D9E1F2"/>
    </style:style>
    <style:style style:name="_50_0_37__32_-_32_Aksen2" style:display-name="20% - Aksen2" style:family="table-cell" style:data-style-name="N0">
      <style:table-cell-properties fo:background-color="#FCE4D6"/>
    </style:style>
    <style:style style:name="_50_0_37__32_-_32_Aksen3" style:display-name="20% - Aksen3" style:family="table-cell" style:data-style-name="N0">
      <style:table-cell-properties fo:background-color="#EDEDED"/>
    </style:style>
    <style:style style:name="_50_0_37__32_-_32_Aksen4" style:display-name="20% - Aksen4" style:family="table-cell" style:data-style-name="N0">
      <style:table-cell-properties fo:background-color="#FFF2CC"/>
    </style:style>
    <style:style style:name="_50_0_37__32_-_32_Aksen5" style:display-name="20% - Aksen5" style:family="table-cell" style:data-style-name="N0">
      <style:table-cell-properties fo:background-color="#DDEBF7"/>
    </style:style>
    <style:style style:name="_50_0_37__32_-_32_Aksen6" style:display-name="20% - Aksen6" style:family="table-cell" style:data-style-name="N0">
      <style:table-cell-properties fo:background-color="#E2EFDA"/>
    </style:style>
    <style:style style:name="_52_0_37__32_-_32_Aksen1" style:display-name="40% - Aksen1" style:family="table-cell" style:data-style-name="N0">
      <style:table-cell-properties fo:background-color="#B4C6E7"/>
    </style:style>
    <style:style style:name="_52_0_37__32_-_32_Aksen2" style:display-name="40% - Aksen2" style:family="table-cell" style:data-style-name="N0">
      <style:table-cell-properties fo:background-color="#F8CBAD"/>
    </style:style>
    <style:style style:name="_52_0_37__32_-_32_Aksen3" style:display-name="40% - Aksen3" style:family="table-cell" style:data-style-name="N0">
      <style:table-cell-properties fo:background-color="#DBDBDB"/>
    </style:style>
    <style:style style:name="_52_0_37__32_-_32_Aksen4" style:display-name="40% - Aksen4" style:family="table-cell" style:data-style-name="N0">
      <style:table-cell-properties fo:background-color="#FFE699"/>
    </style:style>
    <style:style style:name="_52_0_37__32_-_32_Aksen5" style:display-name="40% - Aksen5" style:family="table-cell" style:data-style-name="N0">
      <style:table-cell-properties fo:background-color="#BDD7EE"/>
    </style:style>
    <style:style style:name="_52_0_37__32_-_32_Aksen6" style:display-name="40% - Aksen6" style:family="table-cell" style:data-style-name="N0">
      <style:table-cell-properties fo:background-color="#C6E0B4"/>
    </style:style>
    <style:style style:name="_54_0_37__32_-_32_Aksen1" style:display-name="60% - Aksen1" style:family="table-cell" style:data-style-name="N0">
      <style:table-cell-properties fo:background-color="#8EA9DB"/>
    </style:style>
    <style:style style:name="_54_0_37__32_-_32_Aksen2" style:display-name="60% - Aksen2" style:family="table-cell" style:data-style-name="N0">
      <style:table-cell-properties fo:background-color="#F4B084"/>
    </style:style>
    <style:style style:name="_54_0_37__32_-_32_Aksen3" style:display-name="60% - Aksen3" style:family="table-cell" style:data-style-name="N0">
      <style:table-cell-properties fo:background-color="#C9C9C9"/>
    </style:style>
    <style:style style:name="_54_0_37__32_-_32_Aksen4" style:display-name="60% - Aksen4" style:family="table-cell" style:data-style-name="N0">
      <style:table-cell-properties fo:background-color="#FFD966"/>
    </style:style>
    <style:style style:name="_54_0_37__32_-_32_Aksen5" style:display-name="60% - Aksen5" style:family="table-cell" style:data-style-name="N0">
      <style:table-cell-properties fo:background-color="#9BC2E6"/>
    </style:style>
    <style:style style:name="_54_0_37__32_-_32_Aksen6" style:display-name="60% - Aksen6" style:family="table-cell" style:data-style-name="N0">
      <style:table-cell-properties fo:background-color="#A9D08E"/>
    </style:style>
    <style:style style:name="Aksen1" style:family="table-cell" style:data-style-name="N0">
      <style:table-cell-properties fo:background-color="#4472C4"/>
      <style:text-properties fo:color="#FFFFFF"/>
    </style:style>
    <style:style style:name="Aksen2" style:family="table-cell" style:data-style-name="N0">
      <style:table-cell-properties fo:background-color="#ED7D31"/>
      <style:text-properties fo:color="#FFFFFF"/>
    </style:style>
    <style:style style:name="Aksen3" style:family="table-cell" style:data-style-name="N0">
      <style:table-cell-properties fo:background-color="#A5A5A5"/>
      <style:text-properties fo:color="#FFFFFF"/>
    </style:style>
    <style:style style:name="Aksen4" style:family="table-cell" style:data-style-name="N0">
      <style:table-cell-properties fo:background-color="#FFC000"/>
      <style:text-properties fo:color="#FFFFFF"/>
    </style:style>
    <style:style style:name="Aksen5" style:family="table-cell" style:data-style-name="N0">
      <style:table-cell-properties fo:background-color="#5B9BD5"/>
      <style:text-properties fo:color="#FFFFFF"/>
    </style:style>
    <style:style style:name="Aksen6" style:family="table-cell" style:data-style-name="N0">
      <style:table-cell-properties fo:background-color="#70AD47"/>
      <style:text-properties fo:color="#FFFFFF"/>
    </style:style>
    <style:style style:name="Baik" style:family="table-cell" style:data-style-name="N0">
      <style:table-cell-properties fo:background-color="#C6EFCE"/>
      <style:text-properties fo:color="#006100"/>
    </style:style>
    <style:style style:name="Buruk" style:family="table-cell" style:data-style-name="N0">
      <style:table-cell-properties fo:background-color="#FFC7CE"/>
      <style:text-properties fo:color="#9C0006"/>
    </style:style>
    <style:style style:name="Catatan" style:family="table-cell" style:data-style-name="N0">
      <style:table-cell-properties fo:border="thin solid #B2B2B2" fo:background-color="#FFFFCC"/>
    </style:style>
    <style:style style:name="Judul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Judul_32_1" style:display-name="Judul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Judul_32_2" style:display-name="Judul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Judul_32_3" style:display-name="Judul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Judul_32_4" style:display-name="Judul 4" style:family="table-cell" style:data-style-name="N0">
      <style:text-properties fo:color="#44546A" fo:font-weight="bold" style:font-weight-asian="bold" style:font-weight-complex="bold"/>
    </style:style>
    <style:style style:name="Keluaran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Masukan" style:family="table-cell" style:data-style-name="N0">
      <style:table-cell-properties fo:border="thin solid #7F7F7F" fo:background-color="#FFCC99"/>
      <style:text-properties fo:color="#3F3F76"/>
    </style:style>
    <style:style style:name="Ne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hitunga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Sel_32_Periksa" style:display-name="Sel Periks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Sel_32_Tertaut" style:display-name="Sel Tertaut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Teks_32_Penjelasan" style:display-name="Teks Penjelasan" style:family="table-cell" style:data-style-name="N0">
      <style:text-properties fo:color="#7F7F7F" fo:font-style="italic" style:font-style-asian="italic" style:font-style-complex="italic"/>
    </style:style>
    <style:style style:name="Teks_32_Peringatan" style:display-name="Teks Peringatan" style:family="table-cell" style:data-style-name="N0">
      <style:text-properties fo:color="#FF0000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09-28T14:06:42Z</meta:creation-date>
    <dc:date>2020-09-28T14:46:32Z</dc:date>
  </office:meta>
</office:document-meta>
</file>